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9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quality" table:style-name="ta1">
        <table:shapes>
          <draw:frame draw:z-index="0" draw:style-name="gr1" draw:text-style-name="P1" svg:width="453.51pt" svg:height="255.09pt" svg:x="274.62pt" svg:y="330.94pt">
            <loext:p draw:notify-on-update-of-ranges="Equality.A5:Equality.A76 Equality.B4:Equality.B4 Equality.B5:Equality.B76 Equality.C4:Equality.C4 Equality.C5:Equality.C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73.71pt" svg:y="54.43pt">
            <loext:p draw:notify-on-update-of-ranges="Equality.A5:Equality.A76 Equality.B4:Equality.B4 Equality.B5:Equality.B7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verlapping </text:p>
          </table:table-cell>
          <table:table-cell office:value-type="string" calcext:value-type="string">
            <text:p>Lagrangian Bound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Instance : 10-24-eq- 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Primal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819" calcext:value-type="float">
            <text:p>318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819" calcext:value-type="float">
            <text:p>318819</text:p>
          </table:table-cell>
          <table:table-cell office:value-type="float" office:value="-187043" calcext:value-type="float">
            <text:p>-1870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88038" calcext:value-type="float">
            <text:p>-2880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819" calcext:value-type="float">
            <text:p>318819</text:p>
          </table:table-cell>
          <table:table-cell office:value-type="float" office:value="-386395" calcext:value-type="float">
            <text:p>-3863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8819" calcext:value-type="float">
            <text:p>318819</text:p>
          </table:table-cell>
          <table:table-cell office:value-type="float" office:value="-636326" calcext:value-type="float">
            <text:p>-6363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8819" calcext:value-type="float">
            <text:p>318819</text:p>
          </table:table-cell>
          <table:table-cell office:value-type="float" office:value="-698050" calcext:value-type="float">
            <text:p>-6980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8819" calcext:value-type="float">
            <text:p>318819</text:p>
          </table:table-cell>
          <table:table-cell office:value-type="float" office:value="-948246" calcext:value-type="float">
            <text:p>-9482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8819" calcext:value-type="float">
            <text:p>318819</text:p>
          </table:table-cell>
          <table:table-cell office:value-type="float" office:value="-705776" calcext:value-type="float">
            <text:p>-7057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8819" calcext:value-type="float">
            <text:p>318819</text:p>
          </table:table-cell>
          <table:table-cell office:value-type="float" office:value="-753933" calcext:value-type="float">
            <text:p>-7539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8819" calcext:value-type="float">
            <text:p>318819</text:p>
          </table:table-cell>
          <table:table-cell office:value-type="float" office:value="-489954" calcext:value-type="float">
            <text:p>-48995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8819" calcext:value-type="float">
            <text:p>318819</text:p>
          </table:table-cell>
          <table:table-cell office:value-type="float" office:value="-410293" calcext:value-type="float">
            <text:p>-4102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8819" calcext:value-type="float">
            <text:p>318819</text:p>
          </table:table-cell>
          <table:table-cell office:value-type="float" office:value="-813287" calcext:value-type="float">
            <text:p>-8132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819" calcext:value-type="float">
            <text:p>318819</text:p>
          </table:table-cell>
          <table:table-cell table:style-name="ce1" office:value-type="float" office:value="-1261690" calcext:value-type="float">
            <text:p>-1.26E+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8819" calcext:value-type="float">
            <text:p>318819</text:p>
          </table:table-cell>
          <table:table-cell office:value-type="float" office:value="-484731" calcext:value-type="float">
            <text:p>-4847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8819" calcext:value-type="float">
            <text:p>318819</text:p>
          </table:table-cell>
          <table:table-cell office:value-type="float" office:value="-615662" calcext:value-type="float">
            <text:p>-61566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8819" calcext:value-type="float">
            <text:p>318819</text:p>
          </table:table-cell>
          <table:table-cell table:style-name="ce1" office:value-type="float" office:value="-1396670" calcext:value-type="float">
            <text:p>-1.40E+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8819" calcext:value-type="float">
            <text:p>318819</text:p>
          </table:table-cell>
          <table:table-cell table:style-name="ce1" office:value-type="float" office:value="-1395050" calcext:value-type="float">
            <text:p>-1.40E+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8819" calcext:value-type="float">
            <text:p>318819</text:p>
          </table:table-cell>
          <table:table-cell table:style-name="ce1" office:value-type="float" office:value="-1779010" calcext:value-type="float">
            <text:p>-1.78E+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8819" calcext:value-type="float">
            <text:p>318819</text:p>
          </table:table-cell>
          <table:table-cell table:style-name="ce1" office:value-type="float" office:value="-1850890" calcext:value-type="float">
            <text:p>-1.85E+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8819" calcext:value-type="float">
            <text:p>318819</text:p>
          </table:table-cell>
          <table:table-cell table:style-name="ce1" office:value-type="float" office:value="-2589490" calcext:value-type="float">
            <text:p>-2.59E+0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8819" calcext:value-type="float">
            <text:p>318819</text:p>
          </table:table-cell>
          <table:table-cell table:style-name="ce1" office:value-type="float" office:value="-9411600" calcext:value-type="float">
            <text:p>-9.41E+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8819" calcext:value-type="float">
            <text:p>318819</text:p>
          </table:table-cell>
          <table:table-cell table:style-name="ce1" office:value-type="float" office:value="-34321000" calcext:value-type="float">
            <text:p>-3.43E+0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8819" calcext:value-type="float">
            <text:p>318819</text:p>
          </table:table-cell>
          <table:table-cell table:style-name="ce1" office:value-type="float" office:value="-83572300" calcext:value-type="float">
            <text:p>-8.36E+0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0945" calcext:value-type="float">
            <text:p>280945</text:p>
          </table:table-cell>
          <table:table-cell table:style-name="ce1" office:value-type="float" office:value="-1828090" calcext:value-type="float">
            <text:p>-1.83E+0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994" calcext:value-type="float">
            <text:p>255994</text:p>
          </table:table-cell>
          <table:table-cell office:value-type="float" office:value="-286660" calcext:value-type="float">
            <text:p>-28666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4177" calcext:value-type="float">
            <text:p>234177</text:p>
          </table:table-cell>
          <table:table-cell office:value-type="float" office:value="-29910.3" calcext:value-type="float">
            <text:p>-29910.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3003" calcext:value-type="float">
            <text:p>213003</text:p>
          </table:table-cell>
          <table:table-cell office:value-type="float" office:value="-48084.5" calcext:value-type="float">
            <text:p>-48084.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8215" calcext:value-type="float">
            <text:p>198215</text:p>
          </table:table-cell>
          <table:table-cell office:value-type="float" office:value="-25203.8" calcext:value-type="float">
            <text:p>-25203.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5918" calcext:value-type="float">
            <text:p>185918</text:p>
          </table:table-cell>
          <table:table-cell office:value-type="float" office:value="11633.6" calcext:value-type="float">
            <text:p>11633.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9244" calcext:value-type="float">
            <text:p>179244</text:p>
          </table:table-cell>
          <table:table-cell office:value-type="float" office:value="21914.3" calcext:value-type="float">
            <text:p>21914.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2691" calcext:value-type="float">
            <text:p>172691</text:p>
          </table:table-cell>
          <table:table-cell office:value-type="float" office:value="63558.1" calcext:value-type="float">
            <text:p>63558.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794" calcext:value-type="float">
            <text:p>166794</text:p>
          </table:table-cell>
          <table:table-cell office:value-type="float" office:value="89686.4" calcext:value-type="float">
            <text:p>89686.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2353" calcext:value-type="float">
            <text:p>162353</text:p>
          </table:table-cell>
          <table:table-cell office:value-type="float" office:value="90979.3" calcext:value-type="float">
            <text:p>90979.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8714" calcext:value-type="float">
            <text:p>158714</text:p>
          </table:table-cell>
          <table:table-cell office:value-type="float" office:value="102507" calcext:value-type="float">
            <text:p>10250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5507" calcext:value-type="float">
            <text:p>155507</text:p>
          </table:table-cell>
          <table:table-cell office:value-type="float" office:value="96488.9" calcext:value-type="float">
            <text:p>96488.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3762" calcext:value-type="float">
            <text:p>153762</text:p>
          </table:table-cell>
          <table:table-cell office:value-type="float" office:value="115219" calcext:value-type="float">
            <text:p>11521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2695" calcext:value-type="float">
            <text:p>152695</text:p>
          </table:table-cell>
          <table:table-cell office:value-type="float" office:value="115897" calcext:value-type="float">
            <text:p>11589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1367" calcext:value-type="float">
            <text:p>151367</text:p>
          </table:table-cell>
          <table:table-cell office:value-type="float" office:value="120885" calcext:value-type="float">
            <text:p>12088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434" calcext:value-type="float">
            <text:p>150434</text:p>
          </table:table-cell>
          <table:table-cell office:value-type="float" office:value="115342" calcext:value-type="float">
            <text:p>11534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9263" calcext:value-type="float">
            <text:p>149263</text:p>
          </table:table-cell>
          <table:table-cell office:value-type="float" office:value="123512" calcext:value-type="float">
            <text:p>12351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8237" calcext:value-type="float">
            <text:p>148237</text:p>
          </table:table-cell>
          <table:table-cell office:value-type="float" office:value="132872" calcext:value-type="float">
            <text:p>13287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7723" calcext:value-type="float">
            <text:p>147723</text:p>
          </table:table-cell>
          <table:table-cell office:value-type="float" office:value="132822" calcext:value-type="float">
            <text:p>13282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7488" calcext:value-type="float">
            <text:p>147488</text:p>
          </table:table-cell>
          <table:table-cell office:value-type="float" office:value="134647" calcext:value-type="float">
            <text:p>13464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7337" calcext:value-type="float">
            <text:p>147337</text:p>
          </table:table-cell>
          <table:table-cell office:value-type="float" office:value="137931" calcext:value-type="float">
            <text:p>13793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016" calcext:value-type="float">
            <text:p>147016</text:p>
          </table:table-cell>
          <table:table-cell office:value-type="float" office:value="138144" calcext:value-type="float">
            <text:p>13814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6845" calcext:value-type="float">
            <text:p>146845</text:p>
          </table:table-cell>
          <table:table-cell office:value-type="float" office:value="141785" calcext:value-type="float">
            <text:p>14178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6666" calcext:value-type="float">
            <text:p>146666</text:p>
          </table:table-cell>
          <table:table-cell office:value-type="float" office:value="140206" calcext:value-type="float">
            <text:p>14020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6666" calcext:value-type="float">
            <text:p>146666</text:p>
          </table:table-cell>
          <table:table-cell office:value-type="float" office:value="142730" calcext:value-type="float">
            <text:p>14273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569" calcext:value-type="float">
            <text:p>146569</text:p>
          </table:table-cell>
          <table:table-cell office:value-type="float" office:value="144399" calcext:value-type="float">
            <text:p>14439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491" calcext:value-type="float">
            <text:p>146491</text:p>
          </table:table-cell>
          <table:table-cell office:value-type="float" office:value="144086" calcext:value-type="float">
            <text:p>14408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6374" calcext:value-type="float">
            <text:p>146374</text:p>
          </table:table-cell>
          <table:table-cell office:value-type="float" office:value="142557" calcext:value-type="float">
            <text:p>14255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6358" calcext:value-type="float">
            <text:p>146358</text:p>
          </table:table-cell>
          <table:table-cell office:value-type="float" office:value="144782" calcext:value-type="float">
            <text:p>14478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6357" calcext:value-type="float">
            <text:p>146357</text:p>
          </table:table-cell>
          <table:table-cell office:value-type="float" office:value="145323" calcext:value-type="float">
            <text:p>14532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6321" calcext:value-type="float">
            <text:p>146321</text:p>
          </table:table-cell>
          <table:table-cell office:value-type="float" office:value="142890" calcext:value-type="float">
            <text:p>14289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6313" calcext:value-type="float">
            <text:p>146313</text:p>
          </table:table-cell>
          <table:table-cell office:value-type="float" office:value="145007" calcext:value-type="float">
            <text:p>14500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6313" calcext:value-type="float">
            <text:p>146313</text:p>
          </table:table-cell>
          <table:table-cell office:value-type="float" office:value="145553" calcext:value-type="float">
            <text:p>14555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312" calcext:value-type="float">
            <text:p>146312</text:p>
          </table:table-cell>
          <table:table-cell office:value-type="float" office:value="145667" calcext:value-type="float">
            <text:p>14566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6247" calcext:value-type="float">
            <text:p>146247</text:p>
          </table:table-cell>
          <table:table-cell office:value-type="float" office:value="145290" calcext:value-type="float">
            <text:p>14529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247" calcext:value-type="float">
            <text:p>146247</text:p>
          </table:table-cell>
          <table:table-cell office:value-type="float" office:value="145792" calcext:value-type="float">
            <text:p>14579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6247" calcext:value-type="float">
            <text:p>146247</text:p>
          </table:table-cell>
          <table:table-cell office:value-type="float" office:value="145546" calcext:value-type="float">
            <text:p>14554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6247" calcext:value-type="float">
            <text:p>146247</text:p>
          </table:table-cell>
          <table:table-cell office:value-type="float" office:value="145882" calcext:value-type="float">
            <text:p>14588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6247" calcext:value-type="float">
            <text:p>146247</text:p>
          </table:table-cell>
          <table:table-cell office:value-type="float" office:value="145762" calcext:value-type="float">
            <text:p>1457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6247" calcext:value-type="float">
            <text:p>146247</text:p>
          </table:table-cell>
          <table:table-cell office:value-type="float" office:value="145764" calcext:value-type="float">
            <text:p>1457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6246" calcext:value-type="float">
            <text:p>146246</text:p>
          </table:table-cell>
          <table:table-cell office:value-type="float" office:value="146198" calcext:value-type="float">
            <text:p>14619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6246" calcext:value-type="float">
            <text:p>146246</text:p>
          </table:table-cell>
          <table:table-cell office:value-type="float" office:value="146198" calcext:value-type="float">
            <text:p>14619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6246" calcext:value-type="float">
            <text:p>146246</text:p>
          </table:table-cell>
          <table:table-cell office:value-type="float" office:value="146198" calcext:value-type="float">
            <text:p>14619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6246" calcext:value-type="float">
            <text:p>146246</text:p>
          </table:table-cell>
          <table:table-cell office:value-type="float" office:value="146198" calcext:value-type="float">
            <text:p>14619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6241" calcext:value-type="float">
            <text:p>146241</text:p>
          </table:table-cell>
          <table:table-cell office:value-type="float" office:value="146227" calcext:value-type="float">
            <text:p>14622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6241" calcext:value-type="float">
            <text:p>146241</text:p>
          </table:table-cell>
          <table:table-cell office:value-type="float" office:value="146239" calcext:value-type="float">
            <text:p>14623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6241" calcext:value-type="float">
            <text:p>146241</text:p>
          </table:table-cell>
          <table:table-cell office:value-type="float" office:value="146239" calcext:value-type="float">
            <text:p>14623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6241" calcext:value-type="float">
            <text:p>146241</text:p>
          </table:table-cell>
          <table:table-cell office:value-type="float" office:value="146237" calcext:value-type="float">
            <text:p>1462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46241" calcext:value-type="float">
            <text:p>14624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</table:table>
      <table:table table:name="Inequality" table:style-name="ta1">
        <table:shapes>
          <draw:frame draw:z-index="0" draw:style-name="gr1" draw:text-style-name="P1" svg:width="453.83pt" svg:height="255.37pt" svg:x="273.46pt" svg:y="52.47pt">
            <loext:p draw:notify-on-update-of-ranges="Inequality.A5:Inequality.A59 Inequality.B4:Inequality.B4 Inequality.B5:Inequality.B59 Inequality.C4:Inequality.C4 Inequality.C5:Inequality.C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verlapping </text:p>
          </table:table-cell>
          <table:table-cell office:value-type="string" calcext:value-type="string">
            <text:p>Lagrangian Bound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Instance : 10-24-eq- 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Primal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819" calcext:value-type="float">
            <text:p>318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819" calcext:value-type="float">
            <text:p>318819</text:p>
          </table:table-cell>
          <table:table-cell office:value-type="float" office:value="-187043" calcext:value-type="float">
            <text:p>-1870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02148" calcext:value-type="float">
            <text:p>-2021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00356" calcext:value-type="float">
            <text:p>-2003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61693" calcext:value-type="float">
            <text:p>-2616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43463" calcext:value-type="float">
            <text:p>-2434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13094" calcext:value-type="float">
            <text:p>-2130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16802" calcext:value-type="float">
            <text:p>-2168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26925" calcext:value-type="float">
            <text:p>-2269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29658" calcext:value-type="float">
            <text:p>-2296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01647" calcext:value-type="float">
            <text:p>-2016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8819" calcext:value-type="float">
            <text:p>318819</text:p>
          </table:table-cell>
          <table:table-cell office:value-type="float" office:value="-222697" calcext:value-type="float">
            <text:p>-22269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099" calcext:value-type="float">
            <text:p>300099</text:p>
          </table:table-cell>
          <table:table-cell table:style-name="ce1" office:value-type="float" office:value="-127820" calcext:value-type="float">
            <text:p>-1.28E+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099" calcext:value-type="float">
            <text:p>300099</text:p>
          </table:table-cell>
          <table:table-cell office:value-type="float" office:value="-139083" calcext:value-type="float">
            <text:p>-13908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6595" calcext:value-type="float">
            <text:p>296595</text:p>
          </table:table-cell>
          <table:table-cell office:value-type="float" office:value="-125533" calcext:value-type="float">
            <text:p>-1255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5447" calcext:value-type="float">
            <text:p>285447</text:p>
          </table:table-cell>
          <table:table-cell table:style-name="ce1" office:value-type="float" office:value="-78970.2" calcext:value-type="float">
            <text:p>-7.90E+0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3732" calcext:value-type="float">
            <text:p>283732</text:p>
          </table:table-cell>
          <table:table-cell table:style-name="ce1" office:value-type="float" office:value="-92336.5" calcext:value-type="float">
            <text:p>-9.23E+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2494" calcext:value-type="float">
            <text:p>272494</text:p>
          </table:table-cell>
          <table:table-cell table:style-name="ce1" office:value-type="float" office:value="-74190.1" calcext:value-type="float">
            <text:p>-7.42E+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3400" calcext:value-type="float">
            <text:p>263400</text:p>
          </table:table-cell>
          <table:table-cell table:style-name="ce1" office:value-type="float" office:value="-71773.6" calcext:value-type="float">
            <text:p>-7.18E+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760" calcext:value-type="float">
            <text:p>255760</text:p>
          </table:table-cell>
          <table:table-cell table:style-name="ce1" office:value-type="float" office:value="-101136" calcext:value-type="float">
            <text:p>-1.01E+0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1625" calcext:value-type="float">
            <text:p>231625</text:p>
          </table:table-cell>
          <table:table-cell table:style-name="ce1" office:value-type="float" office:value="-14898.8" calcext:value-type="float">
            <text:p>-1.49E+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8430" calcext:value-type="float">
            <text:p>218430</text:p>
          </table:table-cell>
          <table:table-cell table:style-name="ce1" office:value-type="float" office:value="-8875.69" calcext:value-type="float">
            <text:p>-8.88E+0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4776" calcext:value-type="float">
            <text:p>204776</text:p>
          </table:table-cell>
          <table:table-cell table:style-name="ce1" office:value-type="float" office:value="35170.1" calcext:value-type="float">
            <text:p>3.52E+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7148" calcext:value-type="float">
            <text:p>197148</text:p>
          </table:table-cell>
          <table:table-cell table:style-name="ce1" office:value-type="float" office:value="42628.1" calcext:value-type="float">
            <text:p>4.26E+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3469" calcext:value-type="float">
            <text:p>183469</text:p>
          </table:table-cell>
          <table:table-cell office:value-type="float" office:value="43031.7" calcext:value-type="float">
            <text:p>43031.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1687" calcext:value-type="float">
            <text:p>171687</text:p>
          </table:table-cell>
          <table:table-cell office:value-type="float" office:value="64603.2" calcext:value-type="float">
            <text:p>64603.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6266" calcext:value-type="float">
            <text:p>166266</text:p>
          </table:table-cell>
          <table:table-cell office:value-type="float" office:value="79079.7" calcext:value-type="float">
            <text:p>79079.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3051" calcext:value-type="float">
            <text:p>163051</text:p>
          </table:table-cell>
          <table:table-cell office:value-type="float" office:value="88160.3" calcext:value-type="float">
            <text:p>88160.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8885" calcext:value-type="float">
            <text:p>158885</text:p>
          </table:table-cell>
          <table:table-cell office:value-type="float" office:value="89345.2" calcext:value-type="float">
            <text:p>89345.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6919" calcext:value-type="float">
            <text:p>156919</text:p>
          </table:table-cell>
          <table:table-cell office:value-type="float" office:value="96746.5" calcext:value-type="float">
            <text:p>96746.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4831" calcext:value-type="float">
            <text:p>154831</text:p>
          </table:table-cell>
          <table:table-cell office:value-type="float" office:value="105081" calcext:value-type="float">
            <text:p>10508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2914" calcext:value-type="float">
            <text:p>152914</text:p>
          </table:table-cell>
          <table:table-cell office:value-type="float" office:value="101107" calcext:value-type="float">
            <text:p>10110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1191" calcext:value-type="float">
            <text:p>151191</text:p>
          </table:table-cell>
          <table:table-cell office:value-type="float" office:value="105102" calcext:value-type="float">
            <text:p>1051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9689" calcext:value-type="float">
            <text:p>149689</text:p>
          </table:table-cell>
          <table:table-cell office:value-type="float" office:value="109490" calcext:value-type="float">
            <text:p>10949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8617" calcext:value-type="float">
            <text:p>148617</text:p>
          </table:table-cell>
          <table:table-cell office:value-type="float" office:value="119415" calcext:value-type="float">
            <text:p>1194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8245" calcext:value-type="float">
            <text:p>148245</text:p>
          </table:table-cell>
          <table:table-cell office:value-type="float" office:value="123342" calcext:value-type="float">
            <text:p>12334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7523" calcext:value-type="float">
            <text:p>147523</text:p>
          </table:table-cell>
          <table:table-cell office:value-type="float" office:value="126718" calcext:value-type="float">
            <text:p>12671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7087" calcext:value-type="float">
            <text:p>147087</text:p>
          </table:table-cell>
          <table:table-cell office:value-type="float" office:value="124968" calcext:value-type="float">
            <text:p>12496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7000" calcext:value-type="float">
            <text:p>147000</text:p>
          </table:table-cell>
          <table:table-cell office:value-type="float" office:value="132591" calcext:value-type="float">
            <text:p>13259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913" calcext:value-type="float">
            <text:p>146913</text:p>
          </table:table-cell>
          <table:table-cell office:value-type="float" office:value="134802" calcext:value-type="float">
            <text:p>13480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6848" calcext:value-type="float">
            <text:p>146848</text:p>
          </table:table-cell>
          <table:table-cell office:value-type="float" office:value="140535" calcext:value-type="float">
            <text:p>14053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6689" calcext:value-type="float">
            <text:p>146689</text:p>
          </table:table-cell>
          <table:table-cell office:value-type="float" office:value="138939" calcext:value-type="float">
            <text:p>13893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6619" calcext:value-type="float">
            <text:p>146619</text:p>
          </table:table-cell>
          <table:table-cell office:value-type="float" office:value="141667" calcext:value-type="float">
            <text:p>1416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6508" calcext:value-type="float">
            <text:p>146508</text:p>
          </table:table-cell>
          <table:table-cell office:value-type="float" office:value="143363" calcext:value-type="float">
            <text:p>14336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6490" calcext:value-type="float">
            <text:p>146490</text:p>
          </table:table-cell>
          <table:table-cell office:value-type="float" office:value="143815" calcext:value-type="float">
            <text:p>1438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6296" calcext:value-type="float">
            <text:p>146296</text:p>
          </table:table-cell>
          <table:table-cell office:value-type="float" office:value="144856" calcext:value-type="float">
            <text:p>14485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6283" calcext:value-type="float">
            <text:p>146283</text:p>
          </table:table-cell>
          <table:table-cell office:value-type="float" office:value="144907" calcext:value-type="float">
            <text:p>14490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6270" calcext:value-type="float">
            <text:p>146270</text:p>
          </table:table-cell>
          <table:table-cell office:value-type="float" office:value="145701" calcext:value-type="float">
            <text:p>14570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6261" calcext:value-type="float">
            <text:p>146261</text:p>
          </table:table-cell>
          <table:table-cell office:value-type="float" office:value="146124" calcext:value-type="float">
            <text:p>1461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261" calcext:value-type="float">
            <text:p>146261</text:p>
          </table:table-cell>
          <table:table-cell office:value-type="float" office:value="146069" calcext:value-type="float">
            <text:p>14606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6261" calcext:value-type="float">
            <text:p>146261</text:p>
          </table:table-cell>
          <table:table-cell office:value-type="float" office:value="146156" calcext:value-type="float">
            <text:p>14615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6256" calcext:value-type="float">
            <text:p>146256</text:p>
          </table:table-cell>
          <table:table-cell office:value-type="float" office:value="145916" calcext:value-type="float">
            <text:p>14591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6244" calcext:value-type="float">
            <text:p>146244</text:p>
          </table:table-cell>
          <table:table-cell office:value-type="float" office:value="146231" calcext:value-type="float">
            <text:p>14623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6241" calcext:value-type="float">
            <text:p>146241</text:p>
          </table:table-cell>
          <table:table-cell office:value-type="float" office:value="146239" calcext:value-type="float">
            <text:p>14623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46241" calcext:value-type="float">
            <text:p>14624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</table:table>
      <table:table table:name="Equality 2" table:style-name="ta1">
        <table:shapes>
          <draw:frame draw:z-index="0" draw:style-name="gr1" draw:text-style-name="P1" svg:width="631.64pt" svg:height="398.81pt" svg:x="280.01pt" svg:y="26.16pt">
            <loext:p draw:notify-on-update-of-ranges="'Equality 2'.A5:'Equality 2'.A121 'Equality 2'.B4:'Equality 2'.B4 'Equality 2'.B5:'Equality 2'.B121 'Equality 2'.C4:'Equality 2'.C4 'Equality 2'.C5:'Equality 2'.C1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verlapping </text:p>
          </table:table-cell>
          <table:table-cell office:value-type="string" calcext:value-type="string">
            <text:p>Lagrangian Bound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Instance : 20-24-eq- 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Primal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8285" calcext:value-type="float">
            <text:p>658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8285" calcext:value-type="float">
            <text:p>658285</text:p>
          </table:table-cell>
          <table:table-cell office:value-type="float" office:value="-437784" calcext:value-type="float">
            <text:p>-4377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8285" calcext:value-type="float">
            <text:p>658285</text:p>
          </table:table-cell>
          <table:table-cell office:value-type="float" office:value="-653756" calcext:value-type="float">
            <text:p>-6537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8285" calcext:value-type="float">
            <text:p>658285</text:p>
          </table:table-cell>
          <table:table-cell office:value-type="float" office:value="-736432" calcext:value-type="float">
            <text:p>-7364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8285" calcext:value-type="float">
            <text:p>658285</text:p>
          </table:table-cell>
          <table:table-cell office:value-type="float" office:value="-944687" calcext:value-type="float">
            <text:p>-9446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1068890" calcext:value-type="float">
            <text:p>-1.07E+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1180020" calcext:value-type="float">
            <text:p>-1.18E+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1733950" calcext:value-type="float">
            <text:p>-1.73E+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1839810" calcext:value-type="float">
            <text:p>-1.84E+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2907360" calcext:value-type="float">
            <text:p>-2.91E+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2294790" calcext:value-type="float">
            <text:p>-2.29E+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2789430" calcext:value-type="float">
            <text:p>-2.79E+0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4684990" calcext:value-type="float">
            <text:p>-4.68E+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6612820" calcext:value-type="float">
            <text:p>-6.61E+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5000120" calcext:value-type="float">
            <text:p>-5.00E+0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3302410" calcext:value-type="float">
            <text:p>-3.30E+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2668750" calcext:value-type="float">
            <text:p>-2.67E+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3250270" calcext:value-type="float">
            <text:p>-3.25E+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11841400" calcext:value-type="float">
            <text:p>-1.18E+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3898460" calcext:value-type="float">
            <text:p>-3.90E+0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4098890" calcext:value-type="float">
            <text:p>-4.10E+0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5533350" calcext:value-type="float">
            <text:p>-5.53E+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3300550" calcext:value-type="float">
            <text:p>-3.30E+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5276280" calcext:value-type="float">
            <text:p>-5.28E+0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8425600" calcext:value-type="float">
            <text:p>-8.43E+0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8285" calcext:value-type="float">
            <text:p>658285</text:p>
          </table:table-cell>
          <table:table-cell table:style-name="ce1" office:value-type="float" office:value="-12763500" calcext:value-type="float">
            <text:p>-1.28E+0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4509" calcext:value-type="float">
            <text:p>554509</text:p>
          </table:table-cell>
          <table:table-cell table:style-name="ce1" office:value-type="float" office:value="-12793000" calcext:value-type="float">
            <text:p>-1.28E+0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1055" calcext:value-type="float">
            <text:p>501055</text:p>
          </table:table-cell>
          <table:table-cell table:style-name="ce1" office:value-type="float" office:value="-1520930" calcext:value-type="float">
            <text:p>-1.52E+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4237" calcext:value-type="float">
            <text:p>454237</text:p>
          </table:table-cell>
          <table:table-cell office:value-type="float" office:value="-703082" calcext:value-type="float">
            <text:p>-70308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4681" calcext:value-type="float">
            <text:p>414681</text:p>
          </table:table-cell>
          <table:table-cell office:value-type="float" office:value="-365061" calcext:value-type="float">
            <text:p>-36506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5399" calcext:value-type="float">
            <text:p>395399</text:p>
          </table:table-cell>
          <table:table-cell office:value-type="float" office:value="-48640.8" calcext:value-type="float">
            <text:p>-48640.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1805" calcext:value-type="float">
            <text:p>381805</text:p>
          </table:table-cell>
          <table:table-cell office:value-type="float" office:value="50788" calcext:value-type="float">
            <text:p>5078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1466" calcext:value-type="float">
            <text:p>371466</text:p>
          </table:table-cell>
          <table:table-cell office:value-type="float" office:value="79295.4" calcext:value-type="float">
            <text:p>79295.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0531" calcext:value-type="float">
            <text:p>360531</text:p>
          </table:table-cell>
          <table:table-cell office:value-type="float" office:value="113135" calcext:value-type="float">
            <text:p>11313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2895" calcext:value-type="float">
            <text:p>352895</text:p>
          </table:table-cell>
          <table:table-cell office:value-type="float" office:value="130549" calcext:value-type="float">
            <text:p>13054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6435" calcext:value-type="float">
            <text:p>346435</text:p>
          </table:table-cell>
          <table:table-cell office:value-type="float" office:value="123761" calcext:value-type="float">
            <text:p>12376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0594" calcext:value-type="float">
            <text:p>340594</text:p>
          </table:table-cell>
          <table:table-cell office:value-type="float" office:value="141888" calcext:value-type="float">
            <text:p>14188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6552" calcext:value-type="float">
            <text:p>336552</text:p>
          </table:table-cell>
          <table:table-cell office:value-type="float" office:value="153228" calcext:value-type="float">
            <text:p>15322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2330" calcext:value-type="float">
            <text:p>332330</text:p>
          </table:table-cell>
          <table:table-cell office:value-type="float" office:value="174164" calcext:value-type="float">
            <text:p>17416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8756" calcext:value-type="float">
            <text:p>328756</text:p>
          </table:table-cell>
          <table:table-cell office:value-type="float" office:value="182970" calcext:value-type="float">
            <text:p>18297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5400" calcext:value-type="float">
            <text:p>325400</text:p>
          </table:table-cell>
          <table:table-cell office:value-type="float" office:value="191386" calcext:value-type="float">
            <text:p>19138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2056" calcext:value-type="float">
            <text:p>322056</text:p>
          </table:table-cell>
          <table:table-cell office:value-type="float" office:value="195347" calcext:value-type="float">
            <text:p>19534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8730" calcext:value-type="float">
            <text:p>318730</text:p>
          </table:table-cell>
          <table:table-cell office:value-type="float" office:value="204517" calcext:value-type="float">
            <text:p>20451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6888" calcext:value-type="float">
            <text:p>316888</text:p>
          </table:table-cell>
          <table:table-cell office:value-type="float" office:value="214434" calcext:value-type="float">
            <text:p>2144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4714" calcext:value-type="float">
            <text:p>314714</text:p>
          </table:table-cell>
          <table:table-cell office:value-type="float" office:value="218465" calcext:value-type="float">
            <text:p>21846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2340" calcext:value-type="float">
            <text:p>312340</text:p>
          </table:table-cell>
          <table:table-cell office:value-type="float" office:value="220526" calcext:value-type="float">
            <text:p>22052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0169" calcext:value-type="float">
            <text:p>310169</text:p>
          </table:table-cell>
          <table:table-cell office:value-type="float" office:value="210604" calcext:value-type="float">
            <text:p>2106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8080" calcext:value-type="float">
            <text:p>308080</text:p>
          </table:table-cell>
          <table:table-cell office:value-type="float" office:value="217699" calcext:value-type="float">
            <text:p>21769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6263" calcext:value-type="float">
            <text:p>306263</text:p>
          </table:table-cell>
          <table:table-cell office:value-type="float" office:value="221205" calcext:value-type="float">
            <text:p>2212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4351" calcext:value-type="float">
            <text:p>304351</text:p>
          </table:table-cell>
          <table:table-cell office:value-type="float" office:value="219482" calcext:value-type="float">
            <text:p>21948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2694" calcext:value-type="float">
            <text:p>302694</text:p>
          </table:table-cell>
          <table:table-cell office:value-type="float" office:value="228409" calcext:value-type="float">
            <text:p>22840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1708" calcext:value-type="float">
            <text:p>301708</text:p>
          </table:table-cell>
          <table:table-cell office:value-type="float" office:value="237322" calcext:value-type="float">
            <text:p>23732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0899" calcext:value-type="float">
            <text:p>300899</text:p>
          </table:table-cell>
          <table:table-cell office:value-type="float" office:value="239041" calcext:value-type="float">
            <text:p>23904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0009" calcext:value-type="float">
            <text:p>300009</text:p>
          </table:table-cell>
          <table:table-cell office:value-type="float" office:value="234979" calcext:value-type="float">
            <text:p>23497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9276" calcext:value-type="float">
            <text:p>299276</text:p>
          </table:table-cell>
          <table:table-cell office:value-type="float" office:value="234930" calcext:value-type="float">
            <text:p>23493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8099" calcext:value-type="float">
            <text:p>298099</text:p>
          </table:table-cell>
          <table:table-cell office:value-type="float" office:value="232112" calcext:value-type="float">
            <text:p>2321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7597" calcext:value-type="float">
            <text:p>297597</text:p>
          </table:table-cell>
          <table:table-cell office:value-type="float" office:value="244977" calcext:value-type="float">
            <text:p>24497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6565" calcext:value-type="float">
            <text:p>296565</text:p>
          </table:table-cell>
          <table:table-cell office:value-type="float" office:value="245551" calcext:value-type="float">
            <text:p>24555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5966" calcext:value-type="float">
            <text:p>295966</text:p>
          </table:table-cell>
          <table:table-cell office:value-type="float" office:value="244033" calcext:value-type="float">
            <text:p>24403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5540" calcext:value-type="float">
            <text:p>295540</text:p>
          </table:table-cell>
          <table:table-cell office:value-type="float" office:value="251914" calcext:value-type="float">
            <text:p>25191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5137" calcext:value-type="float">
            <text:p>295137</text:p>
          </table:table-cell>
          <table:table-cell office:value-type="float" office:value="253753" calcext:value-type="float">
            <text:p>25375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4737" calcext:value-type="float">
            <text:p>294737</text:p>
          </table:table-cell>
          <table:table-cell office:value-type="float" office:value="254773" calcext:value-type="float">
            <text:p>25477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4210" calcext:value-type="float">
            <text:p>294210</text:p>
          </table:table-cell>
          <table:table-cell office:value-type="float" office:value="256481" calcext:value-type="float">
            <text:p>25648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3645" calcext:value-type="float">
            <text:p>293645</text:p>
          </table:table-cell>
          <table:table-cell office:value-type="float" office:value="257882" calcext:value-type="float">
            <text:p>25788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3481" calcext:value-type="float">
            <text:p>293481</text:p>
          </table:table-cell>
          <table:table-cell office:value-type="float" office:value="261313" calcext:value-type="float">
            <text:p>2613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3030" calcext:value-type="float">
            <text:p>293030</text:p>
          </table:table-cell>
          <table:table-cell office:value-type="float" office:value="262654" calcext:value-type="float">
            <text:p>26265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2767" calcext:value-type="float">
            <text:p>292767</text:p>
          </table:table-cell>
          <table:table-cell office:value-type="float" office:value="262924" calcext:value-type="float">
            <text:p>26292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2345" calcext:value-type="float">
            <text:p>292345</text:p>
          </table:table-cell>
          <table:table-cell office:value-type="float" office:value="267115" calcext:value-type="float">
            <text:p>26711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2100" calcext:value-type="float">
            <text:p>292100</text:p>
          </table:table-cell>
          <table:table-cell office:value-type="float" office:value="265992" calcext:value-type="float">
            <text:p>26599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1787" calcext:value-type="float">
            <text:p>291787</text:p>
          </table:table-cell>
          <table:table-cell office:value-type="float" office:value="265363" calcext:value-type="float">
            <text:p>26536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1482" calcext:value-type="float">
            <text:p>291482</text:p>
          </table:table-cell>
          <table:table-cell office:value-type="float" office:value="266194" calcext:value-type="float">
            <text:p>26619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1288" calcext:value-type="float">
            <text:p>291288</text:p>
          </table:table-cell>
          <table:table-cell office:value-type="float" office:value="266331" calcext:value-type="float">
            <text:p>26633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1161" calcext:value-type="float">
            <text:p>291161</text:p>
          </table:table-cell>
          <table:table-cell office:value-type="float" office:value="269860" calcext:value-type="float">
            <text:p>26986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0946" calcext:value-type="float">
            <text:p>290946</text:p>
          </table:table-cell>
          <table:table-cell office:value-type="float" office:value="273524" calcext:value-type="float">
            <text:p>27352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0798" calcext:value-type="float">
            <text:p>290798</text:p>
          </table:table-cell>
          <table:table-cell office:value-type="float" office:value="272467" calcext:value-type="float">
            <text:p>27246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0590" calcext:value-type="float">
            <text:p>290590</text:p>
          </table:table-cell>
          <table:table-cell office:value-type="float" office:value="272214" calcext:value-type="float">
            <text:p>27221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0213" calcext:value-type="float">
            <text:p>290213</text:p>
          </table:table-cell>
          <table:table-cell office:value-type="float" office:value="272513" calcext:value-type="float">
            <text:p>27251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0140" calcext:value-type="float">
            <text:p>290140</text:p>
          </table:table-cell>
          <table:table-cell office:value-type="float" office:value="274047" calcext:value-type="float">
            <text:p>27404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0100" calcext:value-type="float">
            <text:p>290100</text:p>
          </table:table-cell>
          <table:table-cell office:value-type="float" office:value="274208" calcext:value-type="float">
            <text:p>27420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0050" calcext:value-type="float">
            <text:p>290050</text:p>
          </table:table-cell>
          <table:table-cell office:value-type="float" office:value="278260" calcext:value-type="float">
            <text:p>27826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9885" calcext:value-type="float">
            <text:p>289885</text:p>
          </table:table-cell>
          <table:table-cell office:value-type="float" office:value="272143" calcext:value-type="float">
            <text:p>27214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9727" calcext:value-type="float">
            <text:p>289727</text:p>
          </table:table-cell>
          <table:table-cell office:value-type="float" office:value="277614" calcext:value-type="float">
            <text:p>27761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9672" calcext:value-type="float">
            <text:p>289672</text:p>
          </table:table-cell>
          <table:table-cell office:value-type="float" office:value="276073" calcext:value-type="float">
            <text:p>2760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9646" calcext:value-type="float">
            <text:p>289646</text:p>
          </table:table-cell>
          <table:table-cell office:value-type="float" office:value="278801" calcext:value-type="float">
            <text:p>27880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9589" calcext:value-type="float">
            <text:p>289589</text:p>
          </table:table-cell>
          <table:table-cell office:value-type="float" office:value="279021" calcext:value-type="float">
            <text:p>27902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9553" calcext:value-type="float">
            <text:p>289553</text:p>
          </table:table-cell>
          <table:table-cell office:value-type="float" office:value="279029" calcext:value-type="float">
            <text:p>27902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9538" calcext:value-type="float">
            <text:p>289538</text:p>
          </table:table-cell>
          <table:table-cell office:value-type="float" office:value="283040" calcext:value-type="float">
            <text:p>28304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9476" calcext:value-type="float">
            <text:p>289476</text:p>
          </table:table-cell>
          <table:table-cell office:value-type="float" office:value="281815" calcext:value-type="float">
            <text:p>28181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9408" calcext:value-type="float">
            <text:p>289408</text:p>
          </table:table-cell>
          <table:table-cell office:value-type="float" office:value="280593" calcext:value-type="float">
            <text:p>28059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9386" calcext:value-type="float">
            <text:p>289386</text:p>
          </table:table-cell>
          <table:table-cell office:value-type="float" office:value="283242" calcext:value-type="float">
            <text:p>28324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9306" calcext:value-type="float">
            <text:p>289306</text:p>
          </table:table-cell>
          <table:table-cell office:value-type="float" office:value="280119" calcext:value-type="float">
            <text:p>28011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9280" calcext:value-type="float">
            <text:p>289280</text:p>
          </table:table-cell>
          <table:table-cell office:value-type="float" office:value="283992" calcext:value-type="float">
            <text:p>2839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9253" calcext:value-type="float">
            <text:p>289253</text:p>
          </table:table-cell>
          <table:table-cell office:value-type="float" office:value="284716" calcext:value-type="float">
            <text:p>28471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9223" calcext:value-type="float">
            <text:p>289223</text:p>
          </table:table-cell>
          <table:table-cell office:value-type="float" office:value="283320" calcext:value-type="float">
            <text:p>28332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9189" calcext:value-type="float">
            <text:p>289189</text:p>
          </table:table-cell>
          <table:table-cell office:value-type="float" office:value="285123" calcext:value-type="float">
            <text:p>28512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9146" calcext:value-type="float">
            <text:p>289146</text:p>
          </table:table-cell>
          <table:table-cell office:value-type="float" office:value="284008" calcext:value-type="float">
            <text:p>28400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9097" calcext:value-type="float">
            <text:p>289097</text:p>
          </table:table-cell>
          <table:table-cell office:value-type="float" office:value="284709" calcext:value-type="float">
            <text:p>28470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9096" calcext:value-type="float">
            <text:p>289096</text:p>
          </table:table-cell>
          <table:table-cell office:value-type="float" office:value="286501" calcext:value-type="float">
            <text:p>28650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9088" calcext:value-type="float">
            <text:p>289088</text:p>
          </table:table-cell>
          <table:table-cell office:value-type="float" office:value="287130" calcext:value-type="float">
            <text:p>28713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026" calcext:value-type="float">
            <text:p>289026</text:p>
          </table:table-cell>
          <table:table-cell office:value-type="float" office:value="286806" calcext:value-type="float">
            <text:p>28680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9023" calcext:value-type="float">
            <text:p>289023</text:p>
          </table:table-cell>
          <table:table-cell office:value-type="float" office:value="287524" calcext:value-type="float">
            <text:p>28752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9016" calcext:value-type="float">
            <text:p>289016</text:p>
          </table:table-cell>
          <table:table-cell office:value-type="float" office:value="288098" calcext:value-type="float">
            <text:p>28809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8968" calcext:value-type="float">
            <text:p>288968</text:p>
          </table:table-cell>
          <table:table-cell office:value-type="float" office:value="287800" calcext:value-type="float">
            <text:p>28780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8961" calcext:value-type="float">
            <text:p>288961</text:p>
          </table:table-cell>
          <table:table-cell office:value-type="float" office:value="288113" calcext:value-type="float">
            <text:p>28811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8935" calcext:value-type="float">
            <text:p>288935</text:p>
          </table:table-cell>
          <table:table-cell office:value-type="float" office:value="287248" calcext:value-type="float">
            <text:p>28724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8931" calcext:value-type="float">
            <text:p>288931</text:p>
          </table:table-cell>
          <table:table-cell office:value-type="float" office:value="288404" calcext:value-type="float">
            <text:p>28840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8930" calcext:value-type="float">
            <text:p>288930</text:p>
          </table:table-cell>
          <table:table-cell office:value-type="float" office:value="288409" calcext:value-type="float">
            <text:p>28840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88930" calcext:value-type="float">
            <text:p>288930</text:p>
          </table:table-cell>
          <table:table-cell office:value-type="float" office:value="288581" calcext:value-type="float">
            <text:p>28858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88930" calcext:value-type="float">
            <text:p>288930</text:p>
          </table:table-cell>
          <table:table-cell office:value-type="float" office:value="288692" calcext:value-type="float">
            <text:p>28869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8930" calcext:value-type="float">
            <text:p>288930</text:p>
          </table:table-cell>
          <table:table-cell office:value-type="float" office:value="288726" calcext:value-type="float">
            <text:p>28872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88929" calcext:value-type="float">
            <text:p>288929</text:p>
          </table:table-cell>
          <table:table-cell office:value-type="float" office:value="288740" calcext:value-type="float">
            <text:p>28874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8929" calcext:value-type="float">
            <text:p>288929</text:p>
          </table:table-cell>
          <table:table-cell office:value-type="float" office:value="288853" calcext:value-type="float">
            <text:p>288853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88929" calcext:value-type="float">
            <text:p>288929</text:p>
          </table:table-cell>
          <table:table-cell office:value-type="float" office:value="288853" calcext:value-type="float">
            <text:p>2888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8928" calcext:value-type="float">
            <text:p>288928</text:p>
          </table:table-cell>
          <table:table-cell office:value-type="float" office:value="288727" calcext:value-type="float">
            <text:p>28872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8926" calcext:value-type="float">
            <text:p>288926</text:p>
          </table:table-cell>
          <table:table-cell office:value-type="float" office:value="288868" calcext:value-type="float">
            <text:p>28886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8926" calcext:value-type="float">
            <text:p>288926</text:p>
          </table:table-cell>
          <table:table-cell office:value-type="float" office:value="288896" calcext:value-type="float">
            <text:p>28889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288926" calcext:value-type="float">
            <text:p>288926</text:p>
          </table:table-cell>
          <table:table-cell/>
        </table:table-row>
      </table:table>
      <table:table table:name="Ineq 2" table:style-name="ta1">
        <table:shapes>
          <draw:frame draw:z-index="0" draw:style-name="gr1" draw:text-style-name="P1" svg:width="603.84pt" svg:height="383.78pt" svg:x="233.35pt" svg:y="60.8pt">
            <loext:p draw:notify-on-update-of-ranges="'Ineq 2'.A5:'Ineq 2'.A109 'Ineq 2'.B4:'Ineq 2'.B4 'Ineq 2'.B5:'Ineq 2'.B109 'Ineq 2'.C4:'Ineq 2'.C4 'Ineq 2'.C5:'Ineq 2'.C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verlapping </text:p>
          </table:table-cell>
          <table:table-cell office:value-type="string" calcext:value-type="string">
            <text:p>Lagrangian Bound</text:p>
          </table:table-cell>
          <table:table-cell office:value-type="string" calcext:value-type="string">
            <text:p>inequality</text:p>
          </table:table-cell>
          <table:table-cell office:value-type="string" calcext:value-type="string">
            <text:p>Instance : 20-24-eq- 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Primal</text:p>
          </table:table-cell>
          <table:table-cell office:value-type="string" calcext:value-type="string">
            <text:p>Du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8285" calcext:value-type="float">
            <text:p>658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8285" calcext:value-type="float">
            <text:p>658285</text:p>
          </table:table-cell>
          <table:table-cell office:value-type="float" office:value="-437784" calcext:value-type="float">
            <text:p>-4377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8285" calcext:value-type="float">
            <text:p>658285</text:p>
          </table:table-cell>
          <table:table-cell office:value-type="float" office:value="-533161" calcext:value-type="float">
            <text:p>-53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8285" calcext:value-type="float">
            <text:p>658285</text:p>
          </table:table-cell>
          <table:table-cell office:value-type="float" office:value="-562014" calcext:value-type="float">
            <text:p>-5620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8285" calcext:value-type="float">
            <text:p>658285</text:p>
          </table:table-cell>
          <table:table-cell office:value-type="float" office:value="-518889" calcext:value-type="float">
            <text:p>-5188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8285" calcext:value-type="float">
            <text:p>658285</text:p>
          </table:table-cell>
          <table:table-cell office:value-type="float" office:value="-535185" calcext:value-type="float">
            <text:p>-5351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8285" calcext:value-type="float">
            <text:p>658285</text:p>
          </table:table-cell>
          <table:table-cell office:value-type="float" office:value="-569746" calcext:value-type="float">
            <text:p>-5697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8285" calcext:value-type="float">
            <text:p>658285</text:p>
          </table:table-cell>
          <table:table-cell office:value-type="float" office:value="-482469" calcext:value-type="float">
            <text:p>-48246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8285" calcext:value-type="float">
            <text:p>658285</text:p>
          </table:table-cell>
          <table:table-cell office:value-type="float" office:value="-464174" calcext:value-type="float">
            <text:p>-4641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8285" calcext:value-type="float">
            <text:p>658285</text:p>
          </table:table-cell>
          <table:table-cell office:value-type="float" office:value="-441949" calcext:value-type="float">
            <text:p>-44194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8285" calcext:value-type="float">
            <text:p>658285</text:p>
          </table:table-cell>
          <table:table-cell office:value-type="float" office:value="-429437" calcext:value-type="float">
            <text:p>-4294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8285" calcext:value-type="float">
            <text:p>658285</text:p>
          </table:table-cell>
          <table:table-cell office:value-type="float" office:value="-432354" calcext:value-type="float">
            <text:p>-4323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8285" calcext:value-type="float">
            <text:p>658285</text:p>
          </table:table-cell>
          <table:table-cell office:value-type="float" office:value="-486088" calcext:value-type="float">
            <text:p>-48608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8285" calcext:value-type="float">
            <text:p>658285</text:p>
          </table:table-cell>
          <table:table-cell office:value-type="float" office:value="-519289" calcext:value-type="float">
            <text:p>-5192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7787" calcext:value-type="float">
            <text:p>627787</text:p>
          </table:table-cell>
          <table:table-cell office:value-type="float" office:value="-371481" calcext:value-type="float">
            <text:p>-37148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9948" calcext:value-type="float">
            <text:p>619948</text:p>
          </table:table-cell>
          <table:table-cell office:value-type="float" office:value="-392828" calcext:value-type="float">
            <text:p>-3928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2149" calcext:value-type="float">
            <text:p>612149</text:p>
          </table:table-cell>
          <table:table-cell office:value-type="float" office:value="-417977" calcext:value-type="float">
            <text:p>-41797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6206" calcext:value-type="float">
            <text:p>586206</text:p>
          </table:table-cell>
          <table:table-cell office:value-type="float" office:value="-348711" calcext:value-type="float">
            <text:p>-3487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2932" calcext:value-type="float">
            <text:p>552932</text:p>
          </table:table-cell>
          <table:table-cell office:value-type="float" office:value="-328753" calcext:value-type="float">
            <text:p>-32875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2320" calcext:value-type="float">
            <text:p>512320</text:p>
          </table:table-cell>
          <table:table-cell office:value-type="float" office:value="-274743" calcext:value-type="float">
            <text:p>-27474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7220" calcext:value-type="float">
            <text:p>477220</text:p>
          </table:table-cell>
          <table:table-cell office:value-type="float" office:value="-164829" calcext:value-type="float">
            <text:p>-16482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1854" calcext:value-type="float">
            <text:p>441854</text:p>
          </table:table-cell>
          <table:table-cell office:value-type="float" office:value="-109103" calcext:value-type="float">
            <text:p>-10910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1148" calcext:value-type="float">
            <text:p>421148</text:p>
          </table:table-cell>
          <table:table-cell office:value-type="float" office:value="-54394.9" calcext:value-type="float">
            <text:p>-54394.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5322" calcext:value-type="float">
            <text:p>405322</text:p>
          </table:table-cell>
          <table:table-cell office:value-type="float" office:value="-21956.3" calcext:value-type="float">
            <text:p>-21956.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0169" calcext:value-type="float">
            <text:p>390169</text:p>
          </table:table-cell>
          <table:table-cell office:value-type="float" office:value="23852.8" calcext:value-type="float">
            <text:p>23852.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8604" calcext:value-type="float">
            <text:p>378604</text:p>
          </table:table-cell>
          <table:table-cell office:value-type="float" office:value="59200.6" calcext:value-type="float">
            <text:p>59200.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8895" calcext:value-type="float">
            <text:p>368895</text:p>
          </table:table-cell>
          <table:table-cell office:value-type="float" office:value="54633.1" calcext:value-type="float">
            <text:p>54633.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0439" calcext:value-type="float">
            <text:p>360439</text:p>
          </table:table-cell>
          <table:table-cell office:value-type="float" office:value="97250.3" calcext:value-type="float">
            <text:p>97250.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1868" calcext:value-type="float">
            <text:p>351868</text:p>
          </table:table-cell>
          <table:table-cell office:value-type="float" office:value="102370" calcext:value-type="float">
            <text:p>10237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5152" calcext:value-type="float">
            <text:p>345152</text:p>
          </table:table-cell>
          <table:table-cell office:value-type="float" office:value="122067" calcext:value-type="float">
            <text:p>12206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0120" calcext:value-type="float">
            <text:p>340120</text:p>
          </table:table-cell>
          <table:table-cell office:value-type="float" office:value="140477" calcext:value-type="float">
            <text:p>14047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6144" calcext:value-type="float">
            <text:p>336144</text:p>
          </table:table-cell>
          <table:table-cell office:value-type="float" office:value="161787" calcext:value-type="float">
            <text:p>16178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1462" calcext:value-type="float">
            <text:p>331462</text:p>
          </table:table-cell>
          <table:table-cell office:value-type="float" office:value="159545" calcext:value-type="float">
            <text:p>15954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7522" calcext:value-type="float">
            <text:p>327522</text:p>
          </table:table-cell>
          <table:table-cell office:value-type="float" office:value="184309" calcext:value-type="float">
            <text:p>1843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4132" calcext:value-type="float">
            <text:p>324132</text:p>
          </table:table-cell>
          <table:table-cell office:value-type="float" office:value="179269" calcext:value-type="float">
            <text:p>17926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1281" calcext:value-type="float">
            <text:p>321281</text:p>
          </table:table-cell>
          <table:table-cell office:value-type="float" office:value="183229" calcext:value-type="float">
            <text:p>18322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9253" calcext:value-type="float">
            <text:p>319253</text:p>
          </table:table-cell>
          <table:table-cell office:value-type="float" office:value="212253" calcext:value-type="float">
            <text:p>21225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6088" calcext:value-type="float">
            <text:p>316088</text:p>
          </table:table-cell>
          <table:table-cell office:value-type="float" office:value="203572" calcext:value-type="float">
            <text:p>20357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3027" calcext:value-type="float">
            <text:p>313027</text:p>
          </table:table-cell>
          <table:table-cell office:value-type="float" office:value="202614" calcext:value-type="float">
            <text:p>20261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966" calcext:value-type="float">
            <text:p>310966</text:p>
          </table:table-cell>
          <table:table-cell office:value-type="float" office:value="215878" calcext:value-type="float">
            <text:p>21587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8966" calcext:value-type="float">
            <text:p>308966</text:p>
          </table:table-cell>
          <table:table-cell office:value-type="float" office:value="216042" calcext:value-type="float">
            <text:p>21604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6961" calcext:value-type="float">
            <text:p>306961</text:p>
          </table:table-cell>
          <table:table-cell office:value-type="float" office:value="222682" calcext:value-type="float">
            <text:p>22268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156" calcext:value-type="float">
            <text:p>305156</text:p>
          </table:table-cell>
          <table:table-cell office:value-type="float" office:value="225415" calcext:value-type="float">
            <text:p>22541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3793" calcext:value-type="float">
            <text:p>303793</text:p>
          </table:table-cell>
          <table:table-cell office:value-type="float" office:value="216952" calcext:value-type="float">
            <text:p>21695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2281" calcext:value-type="float">
            <text:p>302281</text:p>
          </table:table-cell>
          <table:table-cell office:value-type="float" office:value="225405" calcext:value-type="float">
            <text:p>22540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1196" calcext:value-type="float">
            <text:p>301196</text:p>
          </table:table-cell>
          <table:table-cell office:value-type="float" office:value="231842" calcext:value-type="float">
            <text:p>23184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9910" calcext:value-type="float">
            <text:p>299910</text:p>
          </table:table-cell>
          <table:table-cell office:value-type="float" office:value="236799" calcext:value-type="float">
            <text:p>23679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9011" calcext:value-type="float">
            <text:p>299011</text:p>
          </table:table-cell>
          <table:table-cell office:value-type="float" office:value="240419" calcext:value-type="float">
            <text:p>24041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7861" calcext:value-type="float">
            <text:p>297861</text:p>
          </table:table-cell>
          <table:table-cell office:value-type="float" office:value="236734" calcext:value-type="float">
            <text:p>23673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7067" calcext:value-type="float">
            <text:p>297067</text:p>
          </table:table-cell>
          <table:table-cell office:value-type="float" office:value="239324" calcext:value-type="float">
            <text:p>23932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6105" calcext:value-type="float">
            <text:p>296105</text:p>
          </table:table-cell>
          <table:table-cell office:value-type="float" office:value="243937" calcext:value-type="float">
            <text:p>24393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5675" calcext:value-type="float">
            <text:p>295675</text:p>
          </table:table-cell>
          <table:table-cell office:value-type="float" office:value="247726" calcext:value-type="float">
            <text:p>24772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5332" calcext:value-type="float">
            <text:p>295332</text:p>
          </table:table-cell>
          <table:table-cell office:value-type="float" office:value="252369" calcext:value-type="float">
            <text:p>25236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4756" calcext:value-type="float">
            <text:p>294756</text:p>
          </table:table-cell>
          <table:table-cell office:value-type="float" office:value="254627" calcext:value-type="float">
            <text:p>25462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4076" calcext:value-type="float">
            <text:p>294076</text:p>
          </table:table-cell>
          <table:table-cell office:value-type="float" office:value="255488" calcext:value-type="float">
            <text:p>25548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3549" calcext:value-type="float">
            <text:p>293549</text:p>
          </table:table-cell>
          <table:table-cell office:value-type="float" office:value="253055" calcext:value-type="float">
            <text:p>25305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3303" calcext:value-type="float">
            <text:p>293303</text:p>
          </table:table-cell>
          <table:table-cell office:value-type="float" office:value="251855" calcext:value-type="float">
            <text:p>25185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2929" calcext:value-type="float">
            <text:p>292929</text:p>
          </table:table-cell>
          <table:table-cell office:value-type="float" office:value="258016" calcext:value-type="float">
            <text:p>25801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2696" calcext:value-type="float">
            <text:p>292696</text:p>
          </table:table-cell>
          <table:table-cell office:value-type="float" office:value="266456" calcext:value-type="float">
            <text:p>26645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2343" calcext:value-type="float">
            <text:p>292343</text:p>
          </table:table-cell>
          <table:table-cell office:value-type="float" office:value="261647" calcext:value-type="float">
            <text:p>26164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2202" calcext:value-type="float">
            <text:p>292202</text:p>
          </table:table-cell>
          <table:table-cell office:value-type="float" office:value="266732" calcext:value-type="float">
            <text:p>26673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2023" calcext:value-type="float">
            <text:p>292023</text:p>
          </table:table-cell>
          <table:table-cell office:value-type="float" office:value="265397" calcext:value-type="float">
            <text:p>26539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1778" calcext:value-type="float">
            <text:p>291778</text:p>
          </table:table-cell>
          <table:table-cell office:value-type="float" office:value="268416" calcext:value-type="float">
            <text:p>26841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1681" calcext:value-type="float">
            <text:p>291681</text:p>
          </table:table-cell>
          <table:table-cell office:value-type="float" office:value="271527" calcext:value-type="float">
            <text:p>27152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1488" calcext:value-type="float">
            <text:p>291488</text:p>
          </table:table-cell>
          <table:table-cell office:value-type="float" office:value="272293" calcext:value-type="float">
            <text:p>27229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1268" calcext:value-type="float">
            <text:p>291268</text:p>
          </table:table-cell>
          <table:table-cell office:value-type="float" office:value="270055" calcext:value-type="float">
            <text:p>27005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1010" calcext:value-type="float">
            <text:p>291010</text:p>
          </table:table-cell>
          <table:table-cell office:value-type="float" office:value="267452" calcext:value-type="float">
            <text:p>26745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0623" calcext:value-type="float">
            <text:p>290623</text:p>
          </table:table-cell>
          <table:table-cell office:value-type="float" office:value="272610" calcext:value-type="float">
            <text:p>27261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0325" calcext:value-type="float">
            <text:p>290325</text:p>
          </table:table-cell>
          <table:table-cell office:value-type="float" office:value="273630" calcext:value-type="float">
            <text:p>27363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0160" calcext:value-type="float">
            <text:p>290160</text:p>
          </table:table-cell>
          <table:table-cell office:value-type="float" office:value="271287" calcext:value-type="float">
            <text:p>27128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0022" calcext:value-type="float">
            <text:p>290022</text:p>
          </table:table-cell>
          <table:table-cell office:value-type="float" office:value="275819" calcext:value-type="float">
            <text:p>27581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9838" calcext:value-type="float">
            <text:p>289838</text:p>
          </table:table-cell>
          <table:table-cell office:value-type="float" office:value="275023" calcext:value-type="float">
            <text:p>27502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9790" calcext:value-type="float">
            <text:p>289790</text:p>
          </table:table-cell>
          <table:table-cell office:value-type="float" office:value="280091" calcext:value-type="float">
            <text:p>2800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9601" calcext:value-type="float">
            <text:p>289601</text:p>
          </table:table-cell>
          <table:table-cell office:value-type="float" office:value="276652" calcext:value-type="float">
            <text:p>27665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9555" calcext:value-type="float">
            <text:p>289555</text:p>
          </table:table-cell>
          <table:table-cell office:value-type="float" office:value="280128" calcext:value-type="float">
            <text:p>28012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9516" calcext:value-type="float">
            <text:p>289516</text:p>
          </table:table-cell>
          <table:table-cell office:value-type="float" office:value="276685" calcext:value-type="float">
            <text:p>27668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9467" calcext:value-type="float">
            <text:p>289467</text:p>
          </table:table-cell>
          <table:table-cell office:value-type="float" office:value="278172" calcext:value-type="float">
            <text:p>27817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9399" calcext:value-type="float">
            <text:p>289399</text:p>
          </table:table-cell>
          <table:table-cell office:value-type="float" office:value="280512" calcext:value-type="float">
            <text:p>28051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9378" calcext:value-type="float">
            <text:p>289378</text:p>
          </table:table-cell>
          <table:table-cell office:value-type="float" office:value="282233" calcext:value-type="float">
            <text:p>28223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9336" calcext:value-type="float">
            <text:p>289336</text:p>
          </table:table-cell>
          <table:table-cell office:value-type="float" office:value="282814" calcext:value-type="float">
            <text:p>28281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9323" calcext:value-type="float">
            <text:p>289323</text:p>
          </table:table-cell>
          <table:table-cell office:value-type="float" office:value="284924" calcext:value-type="float">
            <text:p>28492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9285" calcext:value-type="float">
            <text:p>289285</text:p>
          </table:table-cell>
          <table:table-cell office:value-type="float" office:value="283531" calcext:value-type="float">
            <text:p>28353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9222" calcext:value-type="float">
            <text:p>289222</text:p>
          </table:table-cell>
          <table:table-cell office:value-type="float" office:value="281682" calcext:value-type="float">
            <text:p>28168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9202" calcext:value-type="float">
            <text:p>289202</text:p>
          </table:table-cell>
          <table:table-cell office:value-type="float" office:value="284092" calcext:value-type="float">
            <text:p>28409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9126" calcext:value-type="float">
            <text:p>289126</text:p>
          </table:table-cell>
          <table:table-cell office:value-type="float" office:value="283591" calcext:value-type="float">
            <text:p>2835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9052" calcext:value-type="float">
            <text:p>289052</text:p>
          </table:table-cell>
          <table:table-cell office:value-type="float" office:value="285011" calcext:value-type="float">
            <text:p>28501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9046" calcext:value-type="float">
            <text:p>289046</text:p>
          </table:table-cell>
          <table:table-cell office:value-type="float" office:value="285981" calcext:value-type="float">
            <text:p>28598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9025" calcext:value-type="float">
            <text:p>289025</text:p>
          </table:table-cell>
          <table:table-cell office:value-type="float" office:value="286274" calcext:value-type="float">
            <text:p>28627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9001" calcext:value-type="float">
            <text:p>289001</text:p>
          </table:table-cell>
          <table:table-cell office:value-type="float" office:value="286619" calcext:value-type="float">
            <text:p>28661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8997" calcext:value-type="float">
            <text:p>288997</text:p>
          </table:table-cell>
          <table:table-cell office:value-type="float" office:value="287516" calcext:value-type="float">
            <text:p>28751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8994" calcext:value-type="float">
            <text:p>288994</text:p>
          </table:table-cell>
          <table:table-cell office:value-type="float" office:value="287418" calcext:value-type="float">
            <text:p>28741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8994" calcext:value-type="float">
            <text:p>288994</text:p>
          </table:table-cell>
          <table:table-cell office:value-type="float" office:value="288030" calcext:value-type="float">
            <text:p>28803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8965" calcext:value-type="float">
            <text:p>288965</text:p>
          </table:table-cell>
          <table:table-cell office:value-type="float" office:value="281864" calcext:value-type="float">
            <text:p>28186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8964" calcext:value-type="float">
            <text:p>288964</text:p>
          </table:table-cell>
          <table:table-cell office:value-type="float" office:value="286751" calcext:value-type="float">
            <text:p>28675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8963" calcext:value-type="float">
            <text:p>288963</text:p>
          </table:table-cell>
          <table:table-cell office:value-type="float" office:value="287115" calcext:value-type="float">
            <text:p>28711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8947" calcext:value-type="float">
            <text:p>288947</text:p>
          </table:table-cell>
          <table:table-cell office:value-type="float" office:value="287543" calcext:value-type="float">
            <text:p>28754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88942" calcext:value-type="float">
            <text:p>288942</text:p>
          </table:table-cell>
          <table:table-cell office:value-type="float" office:value="287959" calcext:value-type="float">
            <text:p>28795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88935" calcext:value-type="float">
            <text:p>288935</text:p>
          </table:table-cell>
          <table:table-cell office:value-type="float" office:value="288423" calcext:value-type="float">
            <text:p>28842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8934" calcext:value-type="float">
            <text:p>288934</text:p>
          </table:table-cell>
          <table:table-cell office:value-type="float" office:value="288621" calcext:value-type="float">
            <text:p>2886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8926" calcext:value-type="float">
            <text:p>288926</text:p>
          </table:table-cell>
          <table:table-cell office:value-type="float" office:value="288485" calcext:value-type="float">
            <text:p>28848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8926" calcext:value-type="float">
            <text:p>288926</text:p>
          </table:table-cell>
          <table:table-cell office:value-type="float" office:value="288532" calcext:value-type="float">
            <text:p>28853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8926" calcext:value-type="float">
            <text:p>288926</text:p>
          </table:table-cell>
          <table:table-cell office:value-type="float" office:value="288676" calcext:value-type="float">
            <text:p>28867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8926" calcext:value-type="float">
            <text:p>288926</text:p>
          </table:table-cell>
          <table:table-cell office:value-type="float" office:value="288826" calcext:value-type="float">
            <text:p>28882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8926" calcext:value-type="float">
            <text:p>288926</text:p>
          </table:table-cell>
          <table:table-cell office:value-type="float" office:value="288917" calcext:value-type="float">
            <text:p>28891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88926" calcext:value-type="float">
            <text:p>2889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30">00/00/0000</text:date>, <text:time style:data-style-name="N2" text:time-value="19:00:52.560769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6:50:38.337606418</meta:creation-date>
    <dc:date>2021-09-30T19:39:04.896165075</dc:date>
    <meta:editing-duration>PT57M20S</meta:editing-duration>
    <meta:editing-cycles>10</meta:editing-cycles>
    <meta:generator>LibreOffice/5.1.6.2$Linux_X86_64 LibreOffice_project/10m0$Build-2</meta:generator>
    <meta:document-statistic meta:table-count="4" meta:cell-count="113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3.952cm" style:legend-expansion="high" chart:style-name="ch2"/>
        <chart:plot-area chart:style-name="ch3" table:cell-range-address="Equality.A4:Equality.C76" chart:data-source-has-labels="both" svg:x="0.32cm" svg:y="0.18cm" svg:width="13.037cm" svg:height="8.64cm">
          <chartooo:coordinate-region svg:x="2.159cm" svg:y="0.379cm" svg:width="11.198cm" svg:height="8.242cm"/>
          <chart:axis chart:dimension="x" chart:name="primary-x" chart:style-name="ch4" chartooo:axis-type="auto">
            <chartooo:date-scale/>
            <chart:categories table:cell-range-address="Equality.A5:Equality.A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quality.B5:Equality.B76" chart:label-cell-address="Equality.B4:Equality.B4" chart:class="chart:line">
            <chart:data-point chart:repeated="72"/>
          </chart:series>
          <chart:series chart:style-name="ch7" chart:values-cell-range-address="Equality.C5:Equality.C76" chart:label-cell-address="Equality.C4:Equality.C4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l</text:p>
                <draw:g>
                  <svg:desc>Equality.B4:Equality.B4</svg:desc>
                </draw:g>
              </table:table-cell>
              <table:table-cell office:value-type="string">
                <text:p>Dual</text:p>
                <draw:g>
                  <svg:desc>Equality.C4:Equality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quality.A5:Equality.A76</svg:desc>
                </draw:g>
              </table:table-cell>
              <table:table-cell office:value-type="float" office:value="318819">
                <text:p>318819</text:p>
                <draw:g>
                  <svg:desc>Equality.B5:Equality.B76</svg:desc>
                </draw:g>
              </table:table-cell>
              <table:table-cell office:value-type="float" office:value="0">
                <text:p>0</text:p>
                <draw:g>
                  <svg:desc>Equality.C5:Equality.C7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8819">
                <text:p>318819</text:p>
              </table:table-cell>
              <table:table-cell office:value-type="float" office:value="-187043">
                <text:p>-1870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8819">
                <text:p>318819</text:p>
              </table:table-cell>
              <table:table-cell office:value-type="float" office:value="-288038">
                <text:p>-2880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8819">
                <text:p>318819</text:p>
              </table:table-cell>
              <table:table-cell office:value-type="float" office:value="-386395">
                <text:p>-3863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8819">
                <text:p>318819</text:p>
              </table:table-cell>
              <table:table-cell office:value-type="float" office:value="-636326">
                <text:p>-6363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8819">
                <text:p>318819</text:p>
              </table:table-cell>
              <table:table-cell office:value-type="float" office:value="-698050">
                <text:p>-6980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8819">
                <text:p>318819</text:p>
              </table:table-cell>
              <table:table-cell office:value-type="float" office:value="-948246">
                <text:p>-9482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8819">
                <text:p>318819</text:p>
              </table:table-cell>
              <table:table-cell office:value-type="float" office:value="-705776">
                <text:p>-7057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8819">
                <text:p>318819</text:p>
              </table:table-cell>
              <table:table-cell office:value-type="float" office:value="-753933">
                <text:p>-7539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819">
                <text:p>318819</text:p>
              </table:table-cell>
              <table:table-cell office:value-type="float" office:value="-489954">
                <text:p>-4899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8819">
                <text:p>318819</text:p>
              </table:table-cell>
              <table:table-cell office:value-type="float" office:value="-410293">
                <text:p>-4102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8819">
                <text:p>318819</text:p>
              </table:table-cell>
              <table:table-cell office:value-type="float" office:value="-813287">
                <text:p>-8132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8819">
                <text:p>318819</text:p>
              </table:table-cell>
              <table:table-cell office:value-type="float" office:value="-1261690">
                <text:p>-126169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8819">
                <text:p>318819</text:p>
              </table:table-cell>
              <table:table-cell office:value-type="float" office:value="-484731">
                <text:p>-4847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8819">
                <text:p>318819</text:p>
              </table:table-cell>
              <table:table-cell office:value-type="float" office:value="-615662">
                <text:p>-6156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8819">
                <text:p>318819</text:p>
              </table:table-cell>
              <table:table-cell office:value-type="float" office:value="-1396670">
                <text:p>-13966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8819">
                <text:p>318819</text:p>
              </table:table-cell>
              <table:table-cell office:value-type="float" office:value="-1395050">
                <text:p>-139505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18819">
                <text:p>318819</text:p>
              </table:table-cell>
              <table:table-cell office:value-type="float" office:value="-1779010">
                <text:p>-177901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18819">
                <text:p>318819</text:p>
              </table:table-cell>
              <table:table-cell office:value-type="float" office:value="-1850890">
                <text:p>-185089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8819">
                <text:p>318819</text:p>
              </table:table-cell>
              <table:table-cell office:value-type="float" office:value="-2589490">
                <text:p>-258949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18819">
                <text:p>318819</text:p>
              </table:table-cell>
              <table:table-cell office:value-type="float" office:value="-9411600">
                <text:p>-94116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8819">
                <text:p>318819</text:p>
              </table:table-cell>
              <table:table-cell office:value-type="float" office:value="-34321000">
                <text:p>-343210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8819">
                <text:p>318819</text:p>
              </table:table-cell>
              <table:table-cell office:value-type="float" office:value="-83572300">
                <text:p>-835723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80945">
                <text:p>280945</text:p>
              </table:table-cell>
              <table:table-cell office:value-type="float" office:value="-1828090">
                <text:p>-18280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5994">
                <text:p>255994</text:p>
              </table:table-cell>
              <table:table-cell office:value-type="float" office:value="-286660">
                <text:p>-28666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4177">
                <text:p>234177</text:p>
              </table:table-cell>
              <table:table-cell office:value-type="float" office:value="-29910.3">
                <text:p>-29910.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13003">
                <text:p>213003</text:p>
              </table:table-cell>
              <table:table-cell office:value-type="float" office:value="-48084.5">
                <text:p>-48084.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8215">
                <text:p>198215</text:p>
              </table:table-cell>
              <table:table-cell office:value-type="float" office:value="-25203.8">
                <text:p>-25203.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5918">
                <text:p>185918</text:p>
              </table:table-cell>
              <table:table-cell office:value-type="float" office:value="11633.6">
                <text:p>11633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9244">
                <text:p>179244</text:p>
              </table:table-cell>
              <table:table-cell office:value-type="float" office:value="21914.3">
                <text:p>21914.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2691">
                <text:p>172691</text:p>
              </table:table-cell>
              <table:table-cell office:value-type="float" office:value="63558.1">
                <text:p>63558.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6794">
                <text:p>166794</text:p>
              </table:table-cell>
              <table:table-cell office:value-type="float" office:value="89686.4">
                <text:p>89686.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62353">
                <text:p>162353</text:p>
              </table:table-cell>
              <table:table-cell office:value-type="float" office:value="90979.3">
                <text:p>90979.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8714">
                <text:p>158714</text:p>
              </table:table-cell>
              <table:table-cell office:value-type="float" office:value="102507">
                <text:p>10250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5507">
                <text:p>155507</text:p>
              </table:table-cell>
              <table:table-cell office:value-type="float" office:value="96488.9">
                <text:p>96488.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3762">
                <text:p>153762</text:p>
              </table:table-cell>
              <table:table-cell office:value-type="float" office:value="115219">
                <text:p>11521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52695">
                <text:p>152695</text:p>
              </table:table-cell>
              <table:table-cell office:value-type="float" office:value="115897">
                <text:p>11589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1367">
                <text:p>151367</text:p>
              </table:table-cell>
              <table:table-cell office:value-type="float" office:value="120885">
                <text:p>12088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0434">
                <text:p>150434</text:p>
              </table:table-cell>
              <table:table-cell office:value-type="float" office:value="115342">
                <text:p>1153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9263">
                <text:p>149263</text:p>
              </table:table-cell>
              <table:table-cell office:value-type="float" office:value="123512">
                <text:p>1235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48237">
                <text:p>148237</text:p>
              </table:table-cell>
              <table:table-cell office:value-type="float" office:value="132872">
                <text:p>1328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47723">
                <text:p>147723</text:p>
              </table:table-cell>
              <table:table-cell office:value-type="float" office:value="132822">
                <text:p>1328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7488">
                <text:p>147488</text:p>
              </table:table-cell>
              <table:table-cell office:value-type="float" office:value="134647">
                <text:p>13464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47337">
                <text:p>147337</text:p>
              </table:table-cell>
              <table:table-cell office:value-type="float" office:value="137931">
                <text:p>13793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7016">
                <text:p>147016</text:p>
              </table:table-cell>
              <table:table-cell office:value-type="float" office:value="138144">
                <text:p>1381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46845">
                <text:p>146845</text:p>
              </table:table-cell>
              <table:table-cell office:value-type="float" office:value="141785">
                <text:p>1417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46666">
                <text:p>146666</text:p>
              </table:table-cell>
              <table:table-cell office:value-type="float" office:value="140206">
                <text:p>14020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46666">
                <text:p>146666</text:p>
              </table:table-cell>
              <table:table-cell office:value-type="float" office:value="142730">
                <text:p>14273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46569">
                <text:p>146569</text:p>
              </table:table-cell>
              <table:table-cell office:value-type="float" office:value="144399">
                <text:p>1443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6491">
                <text:p>146491</text:p>
              </table:table-cell>
              <table:table-cell office:value-type="float" office:value="144086">
                <text:p>14408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6374">
                <text:p>146374</text:p>
              </table:table-cell>
              <table:table-cell office:value-type="float" office:value="142557">
                <text:p>14255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6358">
                <text:p>146358</text:p>
              </table:table-cell>
              <table:table-cell office:value-type="float" office:value="144782">
                <text:p>1447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6357">
                <text:p>146357</text:p>
              </table:table-cell>
              <table:table-cell office:value-type="float" office:value="145323">
                <text:p>14532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6321">
                <text:p>146321</text:p>
              </table:table-cell>
              <table:table-cell office:value-type="float" office:value="142890">
                <text:p>14289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6313">
                <text:p>146313</text:p>
              </table:table-cell>
              <table:table-cell office:value-type="float" office:value="145007">
                <text:p>1450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6313">
                <text:p>146313</text:p>
              </table:table-cell>
              <table:table-cell office:value-type="float" office:value="145553">
                <text:p>14555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6312">
                <text:p>146312</text:p>
              </table:table-cell>
              <table:table-cell office:value-type="float" office:value="145667">
                <text:p>1456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6247">
                <text:p>146247</text:p>
              </table:table-cell>
              <table:table-cell office:value-type="float" office:value="145290">
                <text:p>1452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6247">
                <text:p>146247</text:p>
              </table:table-cell>
              <table:table-cell office:value-type="float" office:value="145792">
                <text:p>1457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6247">
                <text:p>146247</text:p>
              </table:table-cell>
              <table:table-cell office:value-type="float" office:value="145546">
                <text:p>14554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46247">
                <text:p>146247</text:p>
              </table:table-cell>
              <table:table-cell office:value-type="float" office:value="145882">
                <text:p>14588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46247">
                <text:p>146247</text:p>
              </table:table-cell>
              <table:table-cell office:value-type="float" office:value="145762">
                <text:p>1457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46247">
                <text:p>146247</text:p>
              </table:table-cell>
              <table:table-cell office:value-type="float" office:value="145764">
                <text:p>1457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6246">
                <text:p>146246</text:p>
              </table:table-cell>
              <table:table-cell office:value-type="float" office:value="146198">
                <text:p>14619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46246">
                <text:p>146246</text:p>
              </table:table-cell>
              <table:table-cell office:value-type="float" office:value="146198">
                <text:p>1461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46246">
                <text:p>146246</text:p>
              </table:table-cell>
              <table:table-cell office:value-type="float" office:value="146198">
                <text:p>14619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46246">
                <text:p>146246</text:p>
              </table:table-cell>
              <table:table-cell office:value-type="float" office:value="146198">
                <text:p>14619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6241">
                <text:p>146241</text:p>
              </table:table-cell>
              <table:table-cell office:value-type="float" office:value="146227">
                <text:p>14622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46241">
                <text:p>146241</text:p>
              </table:table-cell>
              <table:table-cell office:value-type="float" office:value="146239">
                <text:p>14623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6241">
                <text:p>146241</text:p>
              </table:table-cell>
              <table:table-cell office:value-type="float" office:value="146239">
                <text:p>14623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46241">
                <text:p>146241</text:p>
              </table:table-cell>
              <table:table-cell office:value-type="float" office:value="146237">
                <text:p>14623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46241">
                <text:p>146241</text:p>
              </table:table-cell>
              <table:table-cell office:value-type="float" office:value="146241">
                <text:p>146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Equality.A4:Equality.B76" chart:data-source-has-labels="both" svg:x="0.32cm" svg:y="0.18cm" svg:width="13.037cm" svg:height="8.64cm">
          <chartooo:coordinate-region svg:x="1.682cm" svg:y="0.379cm" svg:width="11.675cm" svg:height="7.649cm"/>
          <chart:axis chart:dimension="x" chart:name="primary-x" chart:style-name="ch4" chartooo:axis-type="auto">
            <chartooo:date-scale/>
            <chart:categories table:cell-range-address="Equality.A5:Equality.A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quality.B5:Equality.B76" chart:label-cell-address="Equality.B4:Equality.B4" chart:class="chart:line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l</text:p>
                <draw:g>
                  <svg:desc>Equality.B4:Equality.B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quality.A5:Equality.A76</svg:desc>
                </draw:g>
              </table:table-cell>
              <table:table-cell office:value-type="float" office:value="318819">
                <text:p>318819</text:p>
                <draw:g>
                  <svg:desc>Equality.B5:Equality.B7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18819">
                <text:p>3188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80945">
                <text:p>2809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5994">
                <text:p>2559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4177">
                <text:p>23417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13003">
                <text:p>21300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8215">
                <text:p>1982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5918">
                <text:p>1859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9244">
                <text:p>17924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72691">
                <text:p>1726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6794">
                <text:p>16679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62353">
                <text:p>1623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8714">
                <text:p>1587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5507">
                <text:p>1555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3762">
                <text:p>1537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52695">
                <text:p>1526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1367">
                <text:p>1513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0434">
                <text:p>1504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9263">
                <text:p>14926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48237">
                <text:p>14823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47723">
                <text:p>14772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7488">
                <text:p>14748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47337">
                <text:p>14733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7016">
                <text:p>1470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46845">
                <text:p>14684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46666">
                <text:p>14666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46666">
                <text:p>14666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46569">
                <text:p>1465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6491">
                <text:p>14649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6374">
                <text:p>1463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6358">
                <text:p>14635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6357">
                <text:p>14635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6321">
                <text:p>14632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6313">
                <text:p>14631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6313">
                <text:p>14631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6312">
                <text:p>1463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6247">
                <text:p>14624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6247">
                <text:p>1462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6247">
                <text:p>1462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46247">
                <text:p>14624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46247">
                <text:p>14624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46247">
                <text:p>1462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46246">
                <text:p>14624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46246">
                <text:p>14624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46246">
                <text:p>14624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46246">
                <text:p>1462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6241">
                <text:p>14624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46241">
                <text:p>1462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6241">
                <text:p>14624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46241">
                <text:p>1462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46241">
                <text:p>1462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legend chart:legend-position="end" svg:x="13.688cm" svg:y="3.957cm" style:legend-expansion="high" chart:style-name="ch2"/>
        <chart:plot-area chart:style-name="ch3" table:cell-range-address="Inequality.A4:Inequality.C59" chart:data-source-has-labels="both" svg:x="0.32cm" svg:y="0.18cm" svg:width="13.048cm" svg:height="8.65cm">
          <chartooo:coordinate-region svg:x="1.788cm" svg:y="0.379cm" svg:width="11.44cm" svg:height="8.252cm"/>
          <chart:axis chart:dimension="x" chart:name="primary-x" chart:style-name="ch4" chartooo:axis-type="auto">
            <chartooo:date-scale/>
            <chart:categories table:cell-range-address="Inequality.A5:Inequality.A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equality.B5:Inequality.B59" chart:label-cell-address="Inequality.B4:Inequality.B4" chart:class="chart:line">
            <chart:data-point chart:repeated="55"/>
          </chart:series>
          <chart:series chart:style-name="ch7" chart:values-cell-range-address="Inequality.C5:Inequality.C59" chart:label-cell-address="Inequality.C4:Inequality.C4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l</text:p>
                <draw:g>
                  <svg:desc>Inequality.B4:Inequality.B4</svg:desc>
                </draw:g>
              </table:table-cell>
              <table:table-cell office:value-type="string">
                <text:p>Dual</text:p>
                <draw:g>
                  <svg:desc>Inequality.C4:Inequality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equality.A5:Inequality.A59</svg:desc>
                </draw:g>
              </table:table-cell>
              <table:table-cell office:value-type="float" office:value="318819">
                <text:p>318819</text:p>
                <draw:g>
                  <svg:desc>Inequality.B5:Inequality.B59</svg:desc>
                </draw:g>
              </table:table-cell>
              <table:table-cell office:value-type="float" office:value="0">
                <text:p>0</text:p>
                <draw:g>
                  <svg:desc>Inequality.C5:Inequality.C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18819">
                <text:p>318819</text:p>
              </table:table-cell>
              <table:table-cell office:value-type="float" office:value="-187043">
                <text:p>-1870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8819">
                <text:p>318819</text:p>
              </table:table-cell>
              <table:table-cell office:value-type="float" office:value="-202148">
                <text:p>-2021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8819">
                <text:p>318819</text:p>
              </table:table-cell>
              <table:table-cell office:value-type="float" office:value="-200356">
                <text:p>-2003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8819">
                <text:p>318819</text:p>
              </table:table-cell>
              <table:table-cell office:value-type="float" office:value="-261693">
                <text:p>-2616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8819">
                <text:p>318819</text:p>
              </table:table-cell>
              <table:table-cell office:value-type="float" office:value="-243463">
                <text:p>-2434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8819">
                <text:p>318819</text:p>
              </table:table-cell>
              <table:table-cell office:value-type="float" office:value="-213094">
                <text:p>-2130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8819">
                <text:p>318819</text:p>
              </table:table-cell>
              <table:table-cell office:value-type="float" office:value="-216802">
                <text:p>-2168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8819">
                <text:p>318819</text:p>
              </table:table-cell>
              <table:table-cell office:value-type="float" office:value="-226925">
                <text:p>-2269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819">
                <text:p>318819</text:p>
              </table:table-cell>
              <table:table-cell office:value-type="float" office:value="-229658">
                <text:p>-2296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8819">
                <text:p>318819</text:p>
              </table:table-cell>
              <table:table-cell office:value-type="float" office:value="-201647">
                <text:p>-201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8819">
                <text:p>318819</text:p>
              </table:table-cell>
              <table:table-cell office:value-type="float" office:value="-222697">
                <text:p>-2226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00099">
                <text:p>300099</text:p>
              </table:table-cell>
              <table:table-cell office:value-type="float" office:value="-127820">
                <text:p>-1278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0099">
                <text:p>300099</text:p>
              </table:table-cell>
              <table:table-cell office:value-type="float" office:value="-139083">
                <text:p>-1390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6595">
                <text:p>296595</text:p>
              </table:table-cell>
              <table:table-cell office:value-type="float" office:value="-125533">
                <text:p>-1255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85447">
                <text:p>285447</text:p>
              </table:table-cell>
              <table:table-cell office:value-type="float" office:value="-78970.2">
                <text:p>-78970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3732">
                <text:p>283732</text:p>
              </table:table-cell>
              <table:table-cell office:value-type="float" office:value="-92336.5">
                <text:p>-92336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72494">
                <text:p>272494</text:p>
              </table:table-cell>
              <table:table-cell office:value-type="float" office:value="-74190.1">
                <text:p>-74190.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3400">
                <text:p>263400</text:p>
              </table:table-cell>
              <table:table-cell office:value-type="float" office:value="-71773.6">
                <text:p>-71773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5760">
                <text:p>255760</text:p>
              </table:table-cell>
              <table:table-cell office:value-type="float" office:value="-101136">
                <text:p>-1011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1625">
                <text:p>231625</text:p>
              </table:table-cell>
              <table:table-cell office:value-type="float" office:value="-14898.8">
                <text:p>-14898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8430">
                <text:p>218430</text:p>
              </table:table-cell>
              <table:table-cell office:value-type="float" office:value="-8875.69">
                <text:p>-8875.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4776">
                <text:p>204776</text:p>
              </table:table-cell>
              <table:table-cell office:value-type="float" office:value="35170.1">
                <text:p>35170.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7148">
                <text:p>197148</text:p>
              </table:table-cell>
              <table:table-cell office:value-type="float" office:value="42628.1">
                <text:p>42628.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3469">
                <text:p>183469</text:p>
              </table:table-cell>
              <table:table-cell office:value-type="float" office:value="43031.7">
                <text:p>43031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1687">
                <text:p>171687</text:p>
              </table:table-cell>
              <table:table-cell office:value-type="float" office:value="64603.2">
                <text:p>64603.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6266">
                <text:p>166266</text:p>
              </table:table-cell>
              <table:table-cell office:value-type="float" office:value="79079.7">
                <text:p>79079.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3051">
                <text:p>163051</text:p>
              </table:table-cell>
              <table:table-cell office:value-type="float" office:value="88160.3">
                <text:p>88160.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8885">
                <text:p>158885</text:p>
              </table:table-cell>
              <table:table-cell office:value-type="float" office:value="89345.2">
                <text:p>89345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6919">
                <text:p>156919</text:p>
              </table:table-cell>
              <table:table-cell office:value-type="float" office:value="96746.5">
                <text:p>96746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4831">
                <text:p>154831</text:p>
              </table:table-cell>
              <table:table-cell office:value-type="float" office:value="105081">
                <text:p>1050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2914">
                <text:p>152914</text:p>
              </table:table-cell>
              <table:table-cell office:value-type="float" office:value="101107">
                <text:p>1011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1191">
                <text:p>151191</text:p>
              </table:table-cell>
              <table:table-cell office:value-type="float" office:value="105102">
                <text:p>1051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9689">
                <text:p>149689</text:p>
              </table:table-cell>
              <table:table-cell office:value-type="float" office:value="109490">
                <text:p>10949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8617">
                <text:p>148617</text:p>
              </table:table-cell>
              <table:table-cell office:value-type="float" office:value="119415">
                <text:p>1194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8245">
                <text:p>148245</text:p>
              </table:table-cell>
              <table:table-cell office:value-type="float" office:value="123342">
                <text:p>12334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47523">
                <text:p>147523</text:p>
              </table:table-cell>
              <table:table-cell office:value-type="float" office:value="126718">
                <text:p>1267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7087">
                <text:p>147087</text:p>
              </table:table-cell>
              <table:table-cell office:value-type="float" office:value="124968">
                <text:p>12496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47000">
                <text:p>147000</text:p>
              </table:table-cell>
              <table:table-cell office:value-type="float" office:value="132591">
                <text:p>1325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6913">
                <text:p>146913</text:p>
              </table:table-cell>
              <table:table-cell office:value-type="float" office:value="134802">
                <text:p>13480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46848">
                <text:p>146848</text:p>
              </table:table-cell>
              <table:table-cell office:value-type="float" office:value="140535">
                <text:p>14053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46689">
                <text:p>146689</text:p>
              </table:table-cell>
              <table:table-cell office:value-type="float" office:value="138939">
                <text:p>1389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6619">
                <text:p>146619</text:p>
              </table:table-cell>
              <table:table-cell office:value-type="float" office:value="141667">
                <text:p>1416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46508">
                <text:p>146508</text:p>
              </table:table-cell>
              <table:table-cell office:value-type="float" office:value="143363">
                <text:p>1433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6490">
                <text:p>146490</text:p>
              </table:table-cell>
              <table:table-cell office:value-type="float" office:value="143815">
                <text:p>1438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46296">
                <text:p>146296</text:p>
              </table:table-cell>
              <table:table-cell office:value-type="float" office:value="144856">
                <text:p>1448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46283">
                <text:p>146283</text:p>
              </table:table-cell>
              <table:table-cell office:value-type="float" office:value="144907">
                <text:p>14490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46270">
                <text:p>146270</text:p>
              </table:table-cell>
              <table:table-cell office:value-type="float" office:value="145701">
                <text:p>1457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46261">
                <text:p>146261</text:p>
              </table:table-cell>
              <table:table-cell office:value-type="float" office:value="146124">
                <text:p>1461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6261">
                <text:p>146261</text:p>
              </table:table-cell>
              <table:table-cell office:value-type="float" office:value="146069">
                <text:p>14606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6261">
                <text:p>146261</text:p>
              </table:table-cell>
              <table:table-cell office:value-type="float" office:value="146156">
                <text:p>14615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6256">
                <text:p>146256</text:p>
              </table:table-cell>
              <table:table-cell office:value-type="float" office:value="145916">
                <text:p>14591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6244">
                <text:p>146244</text:p>
              </table:table-cell>
              <table:table-cell office:value-type="float" office:value="146231">
                <text:p>1462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6241">
                <text:p>146241</text:p>
              </table:table-cell>
              <table:table-cell office:value-type="float" office:value="146239">
                <text:p>14623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6241">
                <text:p>146241</text:p>
              </table:table-cell>
              <table:table-cell office:value-type="float" office:value="146241">
                <text:p>1462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303cm" svg:height="13.54cm" xlink:href=".." xlink:type="simple" chart:class="chart:line" chart:style-name="ch1">
        <chart:legend chart:legend-position="end" svg:x="18.98cm" svg:y="6.222cm" style:legend-expansion="high" chart:style-name="ch2"/>
        <chart:plot-area chart:style-name="ch3" table:cell-range-address="'Ineq 2'.A4:'Ineq 2'.C109" chart:data-source-has-labels="both" svg:x="0.426cm" svg:y="0.27cm" svg:width="18.128cm" svg:height="13cm">
          <chartooo:coordinate-region svg:x="1.894cm" svg:y="0.469cm" svg:width="16.519cm" svg:height="12.602cm"/>
          <chart:axis chart:dimension="x" chart:name="primary-x" chart:style-name="ch4" chartooo:axis-type="auto">
            <chartooo:date-scale/>
            <chart:categories table:cell-range-address="'Ineq 2'.A5:'Ineq 2'.A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neq 2'.B5:'Ineq 2'.B109" chart:label-cell-address="'Ineq 2'.B4:'Ineq 2'.B4" chart:class="chart:line">
            <chart:data-point chart:repeated="105"/>
          </chart:series>
          <chart:series chart:style-name="ch7" chart:values-cell-range-address="'Ineq 2'.C5:'Ineq 2'.C109" chart:label-cell-address="'Ineq 2'.C4:'Ineq 2'.C4" chart:class="chart:line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l</text:p>
                <draw:g>
                  <svg:desc>'Ineq 2'.B4:'Ineq 2'.B4</svg:desc>
                </draw:g>
              </table:table-cell>
              <table:table-cell office:value-type="string">
                <text:p>Dual</text:p>
                <draw:g>
                  <svg:desc>'Ineq 2'.C4:'Ineq 2'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Ineq 2'.A5:'Ineq 2'.A109</svg:desc>
                </draw:g>
              </table:table-cell>
              <table:table-cell office:value-type="float" office:value="658285">
                <text:p>658285</text:p>
                <draw:g>
                  <svg:desc>'Ineq 2'.B5:'Ineq 2'.B109</svg:desc>
                </draw:g>
              </table:table-cell>
              <table:table-cell office:value-type="float" office:value="0">
                <text:p>0</text:p>
                <draw:g>
                  <svg:desc>'Ineq 2'.C5:'Ineq 2'.C10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8285">
                <text:p>658285</text:p>
              </table:table-cell>
              <table:table-cell office:value-type="float" office:value="-437784">
                <text:p>-4377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58285">
                <text:p>658285</text:p>
              </table:table-cell>
              <table:table-cell office:value-type="float" office:value="-533161">
                <text:p>-5331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8285">
                <text:p>658285</text:p>
              </table:table-cell>
              <table:table-cell office:value-type="float" office:value="-562014">
                <text:p>-5620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8285">
                <text:p>658285</text:p>
              </table:table-cell>
              <table:table-cell office:value-type="float" office:value="-518889">
                <text:p>-5188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8285">
                <text:p>658285</text:p>
              </table:table-cell>
              <table:table-cell office:value-type="float" office:value="-535185">
                <text:p>-5351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58285">
                <text:p>658285</text:p>
              </table:table-cell>
              <table:table-cell office:value-type="float" office:value="-569746">
                <text:p>-5697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8285">
                <text:p>658285</text:p>
              </table:table-cell>
              <table:table-cell office:value-type="float" office:value="-482469">
                <text:p>-4824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58285">
                <text:p>658285</text:p>
              </table:table-cell>
              <table:table-cell office:value-type="float" office:value="-464174">
                <text:p>-4641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8285">
                <text:p>658285</text:p>
              </table:table-cell>
              <table:table-cell office:value-type="float" office:value="-441949">
                <text:p>-4419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8285">
                <text:p>658285</text:p>
              </table:table-cell>
              <table:table-cell office:value-type="float" office:value="-429437">
                <text:p>-4294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58285">
                <text:p>658285</text:p>
              </table:table-cell>
              <table:table-cell office:value-type="float" office:value="-432354">
                <text:p>-4323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58285">
                <text:p>658285</text:p>
              </table:table-cell>
              <table:table-cell office:value-type="float" office:value="-486088">
                <text:p>-4860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58285">
                <text:p>658285</text:p>
              </table:table-cell>
              <table:table-cell office:value-type="float" office:value="-519289">
                <text:p>-5192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27787">
                <text:p>627787</text:p>
              </table:table-cell>
              <table:table-cell office:value-type="float" office:value="-371481">
                <text:p>-3714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19948">
                <text:p>619948</text:p>
              </table:table-cell>
              <table:table-cell office:value-type="float" office:value="-392828">
                <text:p>-3928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12149">
                <text:p>612149</text:p>
              </table:table-cell>
              <table:table-cell office:value-type="float" office:value="-417977">
                <text:p>-4179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86206">
                <text:p>586206</text:p>
              </table:table-cell>
              <table:table-cell office:value-type="float" office:value="-348711">
                <text:p>-3487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932">
                <text:p>552932</text:p>
              </table:table-cell>
              <table:table-cell office:value-type="float" office:value="-328753">
                <text:p>-3287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12320">
                <text:p>512320</text:p>
              </table:table-cell>
              <table:table-cell office:value-type="float" office:value="-274743">
                <text:p>-27474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77220">
                <text:p>477220</text:p>
              </table:table-cell>
              <table:table-cell office:value-type="float" office:value="-164829">
                <text:p>-16482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41854">
                <text:p>441854</text:p>
              </table:table-cell>
              <table:table-cell office:value-type="float" office:value="-109103">
                <text:p>-1091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21148">
                <text:p>421148</text:p>
              </table:table-cell>
              <table:table-cell office:value-type="float" office:value="-54394.9">
                <text:p>-54394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5322">
                <text:p>405322</text:p>
              </table:table-cell>
              <table:table-cell office:value-type="float" office:value="-21956.3">
                <text:p>-21956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90169">
                <text:p>390169</text:p>
              </table:table-cell>
              <table:table-cell office:value-type="float" office:value="23852.8">
                <text:p>23852.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78604">
                <text:p>378604</text:p>
              </table:table-cell>
              <table:table-cell office:value-type="float" office:value="59200.6">
                <text:p>59200.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68895">
                <text:p>368895</text:p>
              </table:table-cell>
              <table:table-cell office:value-type="float" office:value="54633.1">
                <text:p>54633.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60439">
                <text:p>360439</text:p>
              </table:table-cell>
              <table:table-cell office:value-type="float" office:value="97250.3">
                <text:p>97250.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51868">
                <text:p>351868</text:p>
              </table:table-cell>
              <table:table-cell office:value-type="float" office:value="102370">
                <text:p>1023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5152">
                <text:p>345152</text:p>
              </table:table-cell>
              <table:table-cell office:value-type="float" office:value="122067">
                <text:p>1220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40120">
                <text:p>340120</text:p>
              </table:table-cell>
              <table:table-cell office:value-type="float" office:value="140477">
                <text:p>14047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36144">
                <text:p>336144</text:p>
              </table:table-cell>
              <table:table-cell office:value-type="float" office:value="161787">
                <text:p>1617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1462">
                <text:p>331462</text:p>
              </table:table-cell>
              <table:table-cell office:value-type="float" office:value="159545">
                <text:p>15954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27522">
                <text:p>327522</text:p>
              </table:table-cell>
              <table:table-cell office:value-type="float" office:value="184309">
                <text:p>1843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24132">
                <text:p>324132</text:p>
              </table:table-cell>
              <table:table-cell office:value-type="float" office:value="179269">
                <text:p>17926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21281">
                <text:p>321281</text:p>
              </table:table-cell>
              <table:table-cell office:value-type="float" office:value="183229">
                <text:p>1832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19253">
                <text:p>319253</text:p>
              </table:table-cell>
              <table:table-cell office:value-type="float" office:value="212253">
                <text:p>2122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16088">
                <text:p>316088</text:p>
              </table:table-cell>
              <table:table-cell office:value-type="float" office:value="203572">
                <text:p>20357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13027">
                <text:p>313027</text:p>
              </table:table-cell>
              <table:table-cell office:value-type="float" office:value="202614">
                <text:p>2026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0966">
                <text:p>310966</text:p>
              </table:table-cell>
              <table:table-cell office:value-type="float" office:value="215878">
                <text:p>2158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08966">
                <text:p>308966</text:p>
              </table:table-cell>
              <table:table-cell office:value-type="float" office:value="216042">
                <text:p>21604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6961">
                <text:p>306961</text:p>
              </table:table-cell>
              <table:table-cell office:value-type="float" office:value="222682">
                <text:p>22268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05156">
                <text:p>305156</text:p>
              </table:table-cell>
              <table:table-cell office:value-type="float" office:value="225415">
                <text:p>2254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3793">
                <text:p>303793</text:p>
              </table:table-cell>
              <table:table-cell office:value-type="float" office:value="216952">
                <text:p>2169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02281">
                <text:p>302281</text:p>
              </table:table-cell>
              <table:table-cell office:value-type="float" office:value="225405">
                <text:p>22540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01196">
                <text:p>301196</text:p>
              </table:table-cell>
              <table:table-cell office:value-type="float" office:value="231842">
                <text:p>23184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99910">
                <text:p>299910</text:p>
              </table:table-cell>
              <table:table-cell office:value-type="float" office:value="236799">
                <text:p>23679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99011">
                <text:p>299011</text:p>
              </table:table-cell>
              <table:table-cell office:value-type="float" office:value="240419">
                <text:p>2404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97861">
                <text:p>297861</text:p>
              </table:table-cell>
              <table:table-cell office:value-type="float" office:value="236734">
                <text:p>2367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7067">
                <text:p>297067</text:p>
              </table:table-cell>
              <table:table-cell office:value-type="float" office:value="239324">
                <text:p>23932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96105">
                <text:p>296105</text:p>
              </table:table-cell>
              <table:table-cell office:value-type="float" office:value="243937">
                <text:p>24393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95675">
                <text:p>295675</text:p>
              </table:table-cell>
              <table:table-cell office:value-type="float" office:value="247726">
                <text:p>24772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95332">
                <text:p>295332</text:p>
              </table:table-cell>
              <table:table-cell office:value-type="float" office:value="252369">
                <text:p>2523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94756">
                <text:p>294756</text:p>
              </table:table-cell>
              <table:table-cell office:value-type="float" office:value="254627">
                <text:p>25462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94076">
                <text:p>294076</text:p>
              </table:table-cell>
              <table:table-cell office:value-type="float" office:value="255488">
                <text:p>2554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93549">
                <text:p>293549</text:p>
              </table:table-cell>
              <table:table-cell office:value-type="float" office:value="253055">
                <text:p>25305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93303">
                <text:p>293303</text:p>
              </table:table-cell>
              <table:table-cell office:value-type="float" office:value="251855">
                <text:p>2518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92929">
                <text:p>292929</text:p>
              </table:table-cell>
              <table:table-cell office:value-type="float" office:value="258016">
                <text:p>2580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92696">
                <text:p>292696</text:p>
              </table:table-cell>
              <table:table-cell office:value-type="float" office:value="266456">
                <text:p>2664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2343">
                <text:p>292343</text:p>
              </table:table-cell>
              <table:table-cell office:value-type="float" office:value="261647">
                <text:p>2616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92202">
                <text:p>292202</text:p>
              </table:table-cell>
              <table:table-cell office:value-type="float" office:value="266732">
                <text:p>26673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92023">
                <text:p>292023</text:p>
              </table:table-cell>
              <table:table-cell office:value-type="float" office:value="265397">
                <text:p>26539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91778">
                <text:p>291778</text:p>
              </table:table-cell>
              <table:table-cell office:value-type="float" office:value="268416">
                <text:p>2684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91681">
                <text:p>291681</text:p>
              </table:table-cell>
              <table:table-cell office:value-type="float" office:value="271527">
                <text:p>2715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91488">
                <text:p>291488</text:p>
              </table:table-cell>
              <table:table-cell office:value-type="float" office:value="272293">
                <text:p>27229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91268">
                <text:p>291268</text:p>
              </table:table-cell>
              <table:table-cell office:value-type="float" office:value="270055">
                <text:p>27005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91010">
                <text:p>291010</text:p>
              </table:table-cell>
              <table:table-cell office:value-type="float" office:value="267452">
                <text:p>26745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90623">
                <text:p>290623</text:p>
              </table:table-cell>
              <table:table-cell office:value-type="float" office:value="272610">
                <text:p>27261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90325">
                <text:p>290325</text:p>
              </table:table-cell>
              <table:table-cell office:value-type="float" office:value="273630">
                <text:p>27363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0160">
                <text:p>290160</text:p>
              </table:table-cell>
              <table:table-cell office:value-type="float" office:value="271287">
                <text:p>2712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90022">
                <text:p>290022</text:p>
              </table:table-cell>
              <table:table-cell office:value-type="float" office:value="275819">
                <text:p>27581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89838">
                <text:p>289838</text:p>
              </table:table-cell>
              <table:table-cell office:value-type="float" office:value="275023">
                <text:p>27502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89790">
                <text:p>289790</text:p>
              </table:table-cell>
              <table:table-cell office:value-type="float" office:value="280091">
                <text:p>2800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89601">
                <text:p>289601</text:p>
              </table:table-cell>
              <table:table-cell office:value-type="float" office:value="276652">
                <text:p>27665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89555">
                <text:p>289555</text:p>
              </table:table-cell>
              <table:table-cell office:value-type="float" office:value="280128">
                <text:p>2801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89516">
                <text:p>289516</text:p>
              </table:table-cell>
              <table:table-cell office:value-type="float" office:value="276685">
                <text:p>27668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89467">
                <text:p>289467</text:p>
              </table:table-cell>
              <table:table-cell office:value-type="float" office:value="278172">
                <text:p>2781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9399">
                <text:p>289399</text:p>
              </table:table-cell>
              <table:table-cell office:value-type="float" office:value="280512">
                <text:p>28051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89378">
                <text:p>289378</text:p>
              </table:table-cell>
              <table:table-cell office:value-type="float" office:value="282233">
                <text:p>2822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9336">
                <text:p>289336</text:p>
              </table:table-cell>
              <table:table-cell office:value-type="float" office:value="282814">
                <text:p>28281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89323">
                <text:p>289323</text:p>
              </table:table-cell>
              <table:table-cell office:value-type="float" office:value="284924">
                <text:p>28492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89285">
                <text:p>289285</text:p>
              </table:table-cell>
              <table:table-cell office:value-type="float" office:value="283531">
                <text:p>28353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89222">
                <text:p>289222</text:p>
              </table:table-cell>
              <table:table-cell office:value-type="float" office:value="281682">
                <text:p>28168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89202">
                <text:p>289202</text:p>
              </table:table-cell>
              <table:table-cell office:value-type="float" office:value="284092">
                <text:p>28409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89126">
                <text:p>289126</text:p>
              </table:table-cell>
              <table:table-cell office:value-type="float" office:value="283591">
                <text:p>28359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89052">
                <text:p>289052</text:p>
              </table:table-cell>
              <table:table-cell office:value-type="float" office:value="285011">
                <text:p>28501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89046">
                <text:p>289046</text:p>
              </table:table-cell>
              <table:table-cell office:value-type="float" office:value="285981">
                <text:p>28598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89025">
                <text:p>289025</text:p>
              </table:table-cell>
              <table:table-cell office:value-type="float" office:value="286274">
                <text:p>28627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89001">
                <text:p>289001</text:p>
              </table:table-cell>
              <table:table-cell office:value-type="float" office:value="286619">
                <text:p>2866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8997">
                <text:p>288997</text:p>
              </table:table-cell>
              <table:table-cell office:value-type="float" office:value="287516">
                <text:p>28751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88994">
                <text:p>288994</text:p>
              </table:table-cell>
              <table:table-cell office:value-type="float" office:value="287418">
                <text:p>28741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88994">
                <text:p>288994</text:p>
              </table:table-cell>
              <table:table-cell office:value-type="float" office:value="288030">
                <text:p>28803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88965">
                <text:p>288965</text:p>
              </table:table-cell>
              <table:table-cell office:value-type="float" office:value="281864">
                <text:p>28186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88964">
                <text:p>288964</text:p>
              </table:table-cell>
              <table:table-cell office:value-type="float" office:value="286751">
                <text:p>28675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88963">
                <text:p>288963</text:p>
              </table:table-cell>
              <table:table-cell office:value-type="float" office:value="287115">
                <text:p>28711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88947">
                <text:p>288947</text:p>
              </table:table-cell>
              <table:table-cell office:value-type="float" office:value="287543">
                <text:p>28754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88942">
                <text:p>288942</text:p>
              </table:table-cell>
              <table:table-cell office:value-type="float" office:value="287959">
                <text:p>28795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88935">
                <text:p>288935</text:p>
              </table:table-cell>
              <table:table-cell office:value-type="float" office:value="288423">
                <text:p>28842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88934">
                <text:p>288934</text:p>
              </table:table-cell>
              <table:table-cell office:value-type="float" office:value="288621">
                <text:p>2886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8926">
                <text:p>288926</text:p>
              </table:table-cell>
              <table:table-cell office:value-type="float" office:value="288485">
                <text:p>28848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88926">
                <text:p>288926</text:p>
              </table:table-cell>
              <table:table-cell office:value-type="float" office:value="288532">
                <text:p>28853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88926">
                <text:p>288926</text:p>
              </table:table-cell>
              <table:table-cell office:value-type="float" office:value="288676">
                <text:p>28867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88926">
                <text:p>288926</text:p>
              </table:table-cell>
              <table:table-cell office:value-type="float" office:value="288826">
                <text:p>28882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88926">
                <text:p>288926</text:p>
              </table:table-cell>
              <table:table-cell office:value-type="float" office:value="288917">
                <text:p>28891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88926">
                <text:p>288926</text:p>
              </table:table-cell>
              <table:table-cell office:value-type="float" office:value="288926">
                <text:p>2889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84cm" svg:height="14.07cm" xlink:href=".." xlink:type="simple" chart:class="chart:line" chart:style-name="ch1">
        <chart:legend chart:legend-position="end" svg:x="19.961cm" svg:y="6.487cm" style:legend-expansion="high" chart:style-name="ch2"/>
        <chart:plot-area chart:style-name="ch3" table:cell-range-address="'Equality 2'.A4:'Equality 2'.C121" chart:data-source-has-labels="both" svg:x="0.445cm" svg:y="0.281cm" svg:width="19.071cm" svg:height="13.508cm">
          <chartooo:coordinate-region svg:x="2.284cm" svg:y="0.48cm" svg:width="17.091cm" svg:height="13.11cm"/>
          <chart:axis chart:dimension="x" chart:name="primary-x" chart:style-name="ch4" chartooo:axis-type="auto">
            <chartooo:date-scale/>
            <chart:categories table:cell-range-address="'Equality 2'.A5:'Equality 2'.A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quality 2'.B5:'Equality 2'.B121" chart:label-cell-address="'Equality 2'.B4:'Equality 2'.B4" chart:class="chart:line">
            <chart:data-point chart:repeated="117"/>
          </chart:series>
          <chart:series chart:style-name="ch7" chart:values-cell-range-address="'Equality 2'.C5:'Equality 2'.C121" chart:label-cell-address="'Equality 2'.C4:'Equality 2'.C4" chart:class="chart:line">
            <chart:data-point chart:repeated="1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al</text:p>
                <draw:g>
                  <svg:desc>'Equality 2'.B4:'Equality 2'.B4</svg:desc>
                </draw:g>
              </table:table-cell>
              <table:table-cell office:value-type="string">
                <text:p>Dual</text:p>
                <draw:g>
                  <svg:desc>'Equality 2'.C4:'Equality 2'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quality 2'.A5:'Equality 2'.A121</svg:desc>
                </draw:g>
              </table:table-cell>
              <table:table-cell office:value-type="float" office:value="658285">
                <text:p>658285</text:p>
                <draw:g>
                  <svg:desc>'Equality 2'.B5:'Equality 2'.B121</svg:desc>
                </draw:g>
              </table:table-cell>
              <table:table-cell office:value-type="float" office:value="0">
                <text:p>0</text:p>
                <draw:g>
                  <svg:desc>'Equality 2'.C5:'Equality 2'.C1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8285">
                <text:p>658285</text:p>
              </table:table-cell>
              <table:table-cell office:value-type="float" office:value="-437784">
                <text:p>-4377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58285">
                <text:p>658285</text:p>
              </table:table-cell>
              <table:table-cell office:value-type="float" office:value="-653756">
                <text:p>-6537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58285">
                <text:p>658285</text:p>
              </table:table-cell>
              <table:table-cell office:value-type="float" office:value="-736432">
                <text:p>-7364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8285">
                <text:p>658285</text:p>
              </table:table-cell>
              <table:table-cell office:value-type="float" office:value="-944687">
                <text:p>-9446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8285">
                <text:p>658285</text:p>
              </table:table-cell>
              <table:table-cell office:value-type="float" office:value="-1068890">
                <text:p>-106889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58285">
                <text:p>658285</text:p>
              </table:table-cell>
              <table:table-cell office:value-type="float" office:value="-1180020">
                <text:p>-11800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8285">
                <text:p>658285</text:p>
              </table:table-cell>
              <table:table-cell office:value-type="float" office:value="-1733950">
                <text:p>-17339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58285">
                <text:p>658285</text:p>
              </table:table-cell>
              <table:table-cell office:value-type="float" office:value="-1839810">
                <text:p>-18398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8285">
                <text:p>658285</text:p>
              </table:table-cell>
              <table:table-cell office:value-type="float" office:value="-2907360">
                <text:p>-29073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8285">
                <text:p>658285</text:p>
              </table:table-cell>
              <table:table-cell office:value-type="float" office:value="-2294790">
                <text:p>-229479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58285">
                <text:p>658285</text:p>
              </table:table-cell>
              <table:table-cell office:value-type="float" office:value="-2789430">
                <text:p>-278943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58285">
                <text:p>658285</text:p>
              </table:table-cell>
              <table:table-cell office:value-type="float" office:value="-4684990">
                <text:p>-468499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58285">
                <text:p>658285</text:p>
              </table:table-cell>
              <table:table-cell office:value-type="float" office:value="-6612820">
                <text:p>-66128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58285">
                <text:p>658285</text:p>
              </table:table-cell>
              <table:table-cell office:value-type="float" office:value="-5000120">
                <text:p>-50001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58285">
                <text:p>658285</text:p>
              </table:table-cell>
              <table:table-cell office:value-type="float" office:value="-3302410">
                <text:p>-33024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58285">
                <text:p>658285</text:p>
              </table:table-cell>
              <table:table-cell office:value-type="float" office:value="-2668750">
                <text:p>-266875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8285">
                <text:p>658285</text:p>
              </table:table-cell>
              <table:table-cell office:value-type="float" office:value="-3250270">
                <text:p>-325027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58285">
                <text:p>658285</text:p>
              </table:table-cell>
              <table:table-cell office:value-type="float" office:value="-11841400">
                <text:p>-118414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8285">
                <text:p>658285</text:p>
              </table:table-cell>
              <table:table-cell office:value-type="float" office:value="-3898460">
                <text:p>-389846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8285">
                <text:p>658285</text:p>
              </table:table-cell>
              <table:table-cell office:value-type="float" office:value="-4098890">
                <text:p>-409889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58285">
                <text:p>658285</text:p>
              </table:table-cell>
              <table:table-cell office:value-type="float" office:value="-5533350">
                <text:p>-553335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58285">
                <text:p>658285</text:p>
              </table:table-cell>
              <table:table-cell office:value-type="float" office:value="-3300550">
                <text:p>-330055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58285">
                <text:p>658285</text:p>
              </table:table-cell>
              <table:table-cell office:value-type="float" office:value="-5276280">
                <text:p>-527628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58285">
                <text:p>658285</text:p>
              </table:table-cell>
              <table:table-cell office:value-type="float" office:value="-8425600">
                <text:p>-84256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58285">
                <text:p>658285</text:p>
              </table:table-cell>
              <table:table-cell office:value-type="float" office:value="-12763500">
                <text:p>-1276350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54509">
                <text:p>554509</text:p>
              </table:table-cell>
              <table:table-cell office:value-type="float" office:value="-12793000">
                <text:p>-127930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01055">
                <text:p>501055</text:p>
              </table:table-cell>
              <table:table-cell office:value-type="float" office:value="-1520930">
                <text:p>-152093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4237">
                <text:p>454237</text:p>
              </table:table-cell>
              <table:table-cell office:value-type="float" office:value="-703082">
                <text:p>-7030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4681">
                <text:p>414681</text:p>
              </table:table-cell>
              <table:table-cell office:value-type="float" office:value="-365061">
                <text:p>-3650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95399">
                <text:p>395399</text:p>
              </table:table-cell>
              <table:table-cell office:value-type="float" office:value="-48640.8">
                <text:p>-48640.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81805">
                <text:p>381805</text:p>
              </table:table-cell>
              <table:table-cell office:value-type="float" office:value="50788">
                <text:p>507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71466">
                <text:p>371466</text:p>
              </table:table-cell>
              <table:table-cell office:value-type="float" office:value="79295.4">
                <text:p>79295.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0531">
                <text:p>360531</text:p>
              </table:table-cell>
              <table:table-cell office:value-type="float" office:value="113135">
                <text:p>1131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2895">
                <text:p>352895</text:p>
              </table:table-cell>
              <table:table-cell office:value-type="float" office:value="130549">
                <text:p>1305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46435">
                <text:p>346435</text:p>
              </table:table-cell>
              <table:table-cell office:value-type="float" office:value="123761">
                <text:p>1237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40594">
                <text:p>340594</text:p>
              </table:table-cell>
              <table:table-cell office:value-type="float" office:value="141888">
                <text:p>1418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36552">
                <text:p>336552</text:p>
              </table:table-cell>
              <table:table-cell office:value-type="float" office:value="153228">
                <text:p>1532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32330">
                <text:p>332330</text:p>
              </table:table-cell>
              <table:table-cell office:value-type="float" office:value="174164">
                <text:p>1741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8756">
                <text:p>328756</text:p>
              </table:table-cell>
              <table:table-cell office:value-type="float" office:value="182970">
                <text:p>18297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25400">
                <text:p>325400</text:p>
              </table:table-cell>
              <table:table-cell office:value-type="float" office:value="191386">
                <text:p>19138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22056">
                <text:p>322056</text:p>
              </table:table-cell>
              <table:table-cell office:value-type="float" office:value="195347">
                <text:p>19534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18730">
                <text:p>318730</text:p>
              </table:table-cell>
              <table:table-cell office:value-type="float" office:value="204517">
                <text:p>20451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16888">
                <text:p>316888</text:p>
              </table:table-cell>
              <table:table-cell office:value-type="float" office:value="214434">
                <text:p>2144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14714">
                <text:p>314714</text:p>
              </table:table-cell>
              <table:table-cell office:value-type="float" office:value="218465">
                <text:p>2184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12340">
                <text:p>312340</text:p>
              </table:table-cell>
              <table:table-cell office:value-type="float" office:value="220526">
                <text:p>2205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10169">
                <text:p>310169</text:p>
              </table:table-cell>
              <table:table-cell office:value-type="float" office:value="210604">
                <text:p>21060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08080">
                <text:p>308080</text:p>
              </table:table-cell>
              <table:table-cell office:value-type="float" office:value="217699">
                <text:p>2176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06263">
                <text:p>306263</text:p>
              </table:table-cell>
              <table:table-cell office:value-type="float" office:value="221205">
                <text:p>2212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4351">
                <text:p>304351</text:p>
              </table:table-cell>
              <table:table-cell office:value-type="float" office:value="219482">
                <text:p>2194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02694">
                <text:p>302694</text:p>
              </table:table-cell>
              <table:table-cell office:value-type="float" office:value="228409">
                <text:p>22840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01708">
                <text:p>301708</text:p>
              </table:table-cell>
              <table:table-cell office:value-type="float" office:value="237322">
                <text:p>2373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00899">
                <text:p>300899</text:p>
              </table:table-cell>
              <table:table-cell office:value-type="float" office:value="239041">
                <text:p>23904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00009">
                <text:p>300009</text:p>
              </table:table-cell>
              <table:table-cell office:value-type="float" office:value="234979">
                <text:p>23497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99276">
                <text:p>299276</text:p>
              </table:table-cell>
              <table:table-cell office:value-type="float" office:value="234930">
                <text:p>23493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98099">
                <text:p>298099</text:p>
              </table:table-cell>
              <table:table-cell office:value-type="float" office:value="232112">
                <text:p>23211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97597">
                <text:p>297597</text:p>
              </table:table-cell>
              <table:table-cell office:value-type="float" office:value="244977">
                <text:p>2449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96565">
                <text:p>296565</text:p>
              </table:table-cell>
              <table:table-cell office:value-type="float" office:value="245551">
                <text:p>24555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95966">
                <text:p>295966</text:p>
              </table:table-cell>
              <table:table-cell office:value-type="float" office:value="244033">
                <text:p>2440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5540">
                <text:p>295540</text:p>
              </table:table-cell>
              <table:table-cell office:value-type="float" office:value="251914">
                <text:p>25191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95137">
                <text:p>295137</text:p>
              </table:table-cell>
              <table:table-cell office:value-type="float" office:value="253753">
                <text:p>25375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94737">
                <text:p>294737</text:p>
              </table:table-cell>
              <table:table-cell office:value-type="float" office:value="254773">
                <text:p>25477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94210">
                <text:p>294210</text:p>
              </table:table-cell>
              <table:table-cell office:value-type="float" office:value="256481">
                <text:p>2564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93645">
                <text:p>293645</text:p>
              </table:table-cell>
              <table:table-cell office:value-type="float" office:value="257882">
                <text:p>2578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93481">
                <text:p>293481</text:p>
              </table:table-cell>
              <table:table-cell office:value-type="float" office:value="261313">
                <text:p>26131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93030">
                <text:p>293030</text:p>
              </table:table-cell>
              <table:table-cell office:value-type="float" office:value="262654">
                <text:p>2626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92767">
                <text:p>292767</text:p>
              </table:table-cell>
              <table:table-cell office:value-type="float" office:value="262924">
                <text:p>2629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92345">
                <text:p>292345</text:p>
              </table:table-cell>
              <table:table-cell office:value-type="float" office:value="267115">
                <text:p>26711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92100">
                <text:p>292100</text:p>
              </table:table-cell>
              <table:table-cell office:value-type="float" office:value="265992">
                <text:p>2659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1787">
                <text:p>291787</text:p>
              </table:table-cell>
              <table:table-cell office:value-type="float" office:value="265363">
                <text:p>26536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91482">
                <text:p>291482</text:p>
              </table:table-cell>
              <table:table-cell office:value-type="float" office:value="266194">
                <text:p>2661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91288">
                <text:p>291288</text:p>
              </table:table-cell>
              <table:table-cell office:value-type="float" office:value="266331">
                <text:p>2663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91161">
                <text:p>291161</text:p>
              </table:table-cell>
              <table:table-cell office:value-type="float" office:value="269860">
                <text:p>26986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90946">
                <text:p>290946</text:p>
              </table:table-cell>
              <table:table-cell office:value-type="float" office:value="273524">
                <text:p>27352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90798">
                <text:p>290798</text:p>
              </table:table-cell>
              <table:table-cell office:value-type="float" office:value="272467">
                <text:p>2724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90590">
                <text:p>290590</text:p>
              </table:table-cell>
              <table:table-cell office:value-type="float" office:value="272214">
                <text:p>27221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90213">
                <text:p>290213</text:p>
              </table:table-cell>
              <table:table-cell office:value-type="float" office:value="272513">
                <text:p>2725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90140">
                <text:p>290140</text:p>
              </table:table-cell>
              <table:table-cell office:value-type="float" office:value="274047">
                <text:p>27404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90100">
                <text:p>290100</text:p>
              </table:table-cell>
              <table:table-cell office:value-type="float" office:value="274208">
                <text:p>2742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90050">
                <text:p>290050</text:p>
              </table:table-cell>
              <table:table-cell office:value-type="float" office:value="278260">
                <text:p>27826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89885">
                <text:p>289885</text:p>
              </table:table-cell>
              <table:table-cell office:value-type="float" office:value="272143">
                <text:p>27214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89727">
                <text:p>289727</text:p>
              </table:table-cell>
              <table:table-cell office:value-type="float" office:value="277614">
                <text:p>2776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89672">
                <text:p>289672</text:p>
              </table:table-cell>
              <table:table-cell office:value-type="float" office:value="276073">
                <text:p>27607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89646">
                <text:p>289646</text:p>
              </table:table-cell>
              <table:table-cell office:value-type="float" office:value="278801">
                <text:p>27880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89589">
                <text:p>289589</text:p>
              </table:table-cell>
              <table:table-cell office:value-type="float" office:value="279021">
                <text:p>27902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89553">
                <text:p>289553</text:p>
              </table:table-cell>
              <table:table-cell office:value-type="float" office:value="279029">
                <text:p>27902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89538">
                <text:p>289538</text:p>
              </table:table-cell>
              <table:table-cell office:value-type="float" office:value="283040">
                <text:p>28304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89476">
                <text:p>289476</text:p>
              </table:table-cell>
              <table:table-cell office:value-type="float" office:value="281815">
                <text:p>28181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89408">
                <text:p>289408</text:p>
              </table:table-cell>
              <table:table-cell office:value-type="float" office:value="280593">
                <text:p>2805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9386">
                <text:p>289386</text:p>
              </table:table-cell>
              <table:table-cell office:value-type="float" office:value="283242">
                <text:p>28324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89306">
                <text:p>289306</text:p>
              </table:table-cell>
              <table:table-cell office:value-type="float" office:value="280119">
                <text:p>2801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89280">
                <text:p>289280</text:p>
              </table:table-cell>
              <table:table-cell office:value-type="float" office:value="283992">
                <text:p>28399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89253">
                <text:p>289253</text:p>
              </table:table-cell>
              <table:table-cell office:value-type="float" office:value="284716">
                <text:p>28471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89223">
                <text:p>289223</text:p>
              </table:table-cell>
              <table:table-cell office:value-type="float" office:value="283320">
                <text:p>28332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89189">
                <text:p>289189</text:p>
              </table:table-cell>
              <table:table-cell office:value-type="float" office:value="285123">
                <text:p>28512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89146">
                <text:p>289146</text:p>
              </table:table-cell>
              <table:table-cell office:value-type="float" office:value="284008">
                <text:p>28400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89097">
                <text:p>289097</text:p>
              </table:table-cell>
              <table:table-cell office:value-type="float" office:value="284709">
                <text:p>28470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89096">
                <text:p>289096</text:p>
              </table:table-cell>
              <table:table-cell office:value-type="float" office:value="286501">
                <text:p>28650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89088">
                <text:p>289088</text:p>
              </table:table-cell>
              <table:table-cell office:value-type="float" office:value="287130">
                <text:p>28713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9026">
                <text:p>289026</text:p>
              </table:table-cell>
              <table:table-cell office:value-type="float" office:value="286806">
                <text:p>28680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89023">
                <text:p>289023</text:p>
              </table:table-cell>
              <table:table-cell office:value-type="float" office:value="287524">
                <text:p>2875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89016">
                <text:p>289016</text:p>
              </table:table-cell>
              <table:table-cell office:value-type="float" office:value="288098">
                <text:p>28809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88968">
                <text:p>288968</text:p>
              </table:table-cell>
              <table:table-cell office:value-type="float" office:value="287800">
                <text:p>28780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88961">
                <text:p>288961</text:p>
              </table:table-cell>
              <table:table-cell office:value-type="float" office:value="288113">
                <text:p>28811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88935">
                <text:p>288935</text:p>
              </table:table-cell>
              <table:table-cell office:value-type="float" office:value="287248">
                <text:p>28724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88931">
                <text:p>288931</text:p>
              </table:table-cell>
              <table:table-cell office:value-type="float" office:value="288404">
                <text:p>2884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88930">
                <text:p>288930</text:p>
              </table:table-cell>
              <table:table-cell office:value-type="float" office:value="288409">
                <text:p>28840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88930">
                <text:p>288930</text:p>
              </table:table-cell>
              <table:table-cell office:value-type="float" office:value="288581">
                <text:p>28858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88930">
                <text:p>288930</text:p>
              </table:table-cell>
              <table:table-cell office:value-type="float" office:value="288692">
                <text:p>2886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8930">
                <text:p>288930</text:p>
              </table:table-cell>
              <table:table-cell office:value-type="float" office:value="288726">
                <text:p>28872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88929">
                <text:p>288929</text:p>
              </table:table-cell>
              <table:table-cell office:value-type="float" office:value="288740">
                <text:p>28874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8929">
                <text:p>288929</text:p>
              </table:table-cell>
              <table:table-cell office:value-type="float" office:value="288853">
                <text:p>28885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88929">
                <text:p>288929</text:p>
              </table:table-cell>
              <table:table-cell office:value-type="float" office:value="288853">
                <text:p>28885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88928">
                <text:p>288928</text:p>
              </table:table-cell>
              <table:table-cell office:value-type="float" office:value="288727">
                <text:p>28872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88926">
                <text:p>288926</text:p>
              </table:table-cell>
              <table:table-cell office:value-type="float" office:value="288868">
                <text:p>28886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88926">
                <text:p>288926</text:p>
              </table:table-cell>
              <table:table-cell office:value-type="float" office:value="288896">
                <text:p>28889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88926">
                <text:p>288926</text:p>
              </table:table-cell>
              <table:table-cell office:value-type="float" office:value="288926">
                <text:p>288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